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MMono10" fo:font-size="7pt" style:font-size-asian="7pt" style:font-size-complex="7pt"/>
    </style:style>
    <style:style style:name="P2" style:family="paragraph" style:parent-style-name="Standard">
      <style:text-properties style:font-name="LMMono10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|session |subsess |grnd_truth <text:s text:c="3"/>|select <text:s text:c="7"/>|is_err|nscans|nundo|n_delete|n_clicks|total_time |wpm <text:s text:c="2"/>|cpc <text:s text:c="2"/>|%error|scan_delay|</text:p>
      <text:p text:style-name="P1">3 <text:s text:c="2"/>|1 <text:s text:c="6"/>|1 <text:s text:c="6"/>|yes_ <text:s text:c="9"/>|yes_ <text:s text:c="9"/>|0 <text:s text:c="4"/>|95 <text:s text:c="3"/>|01 <text:s text:c="2"/>|01 <text:s text:c="5"/>|13.00 <text:s text:c="2"/>|95.00 <text:s text:c="5"/>|0.51 <text:s/>|3.25 <text:s/>|0.00 <text:s/>|1.00 <text:s text:c="5"/>|</text:p>
      <text:p text:style-name="P1">3 <text:s text:c="2"/>|1 <text:s text:c="6"/>|1 <text:s text:c="6"/>|. <text:s text:c="12"/>|. <text:s text:c="12"/>|0 <text:s text:c="4"/>|09 <text:s text:c="3"/>|00 <text:s text:c="2"/>|00 <text:s text:c="5"/>|2.00 <text:s text:c="3"/>|9.00 <text:s text:c="6"/>|1.33 <text:s/>|2.00 <text:s/>|0.00 <text:s/>|1.00 <text:s text:c="5"/>|</text:p>
      <text:p text:style-name="P1">3 <text:s text:c="2"/>|1 <text:s text:c="6"/>|1 <text:s text:c="6"/>|done_ <text:s text:c="8"/>|done_ <text:s text:c="8"/>|0 <text:s text:c="4"/>|45 <text:s text:c="3"/>|00 <text:s text:c="2"/>|00 <text:s text:c="5"/>|10.00 <text:s text:c="2"/>|45.00 <text:s text:c="5"/>|1.33 <text:s/>|2.00 <text:s/>|0.00 <text:s/>|1.00 <text:s text:c="5"/>|</text:p>
      <text:p text:style-name="P1">3 <text:s text:c="2"/>|1 <text:s text:c="6"/>|1 <text:s text:c="6"/>|. <text:s text:c="12"/>|. <text:s text:c="12"/>|0 <text:s text:c="4"/>|15 <text:s text:c="3"/>|00 <text:s text:c="2"/>|00 <text:s text:c="5"/>|2.00 <text:s text:c="3"/>|15.00 <text:s text:c="5"/>|0.80 <text:s/>|2.00 <text:s/>|0.00 <text:s/>|1.00 <text:s text:c="5"/>|</text:p>
      <text:p text:style-name="P1">3 <text:s text:c="2"/>|1 <text:s text:c="6"/>|1 <text:s text:c="6"/>|all_ <text:s text:c="9"/>|all_ <text:s text:c="9"/>|0 <text:s text:c="4"/>|44 <text:s text:c="3"/>|00 <text:s text:c="2"/>|00 <text:s text:c="5"/>|8.00 <text:s text:c="3"/>|44.00 <text:s text:c="5"/>|1.09 <text:s/>|2.00 <text:s/>|0.00 <text:s/>|1.00 <text:s text:c="5"/>|</text:p>
      <text:p text:style-name="P1">3 <text:s text:c="2"/>|1 <text:s text:c="6"/>|1 <text:s text:c="6"/>|. <text:s text:c="12"/>|. <text:s text:c="12"/>|0 <text:s text:c="4"/>|09 <text:s text:c="3"/>|00 <text:s text:c="2"/>|00 <text:s text:c="5"/>|2.00 <text:s text:c="3"/>|9.00 <text:s text:c="6"/>|1.33 <text:s/>|2.00 <text:s/>|0.00 <text:s/>|1.00 <text:s text:c="5"/>|</text:p>
      <text:p text:style-name="P1">3 <text:s text:c="2"/>|1 <text:s text:c="6"/>|1 <text:s text:c="6"/>|the_ <text:s text:c="9"/>|the_ <text:s text:c="9"/>|0 <text:s text:c="4"/>|33 <text:s text:c="3"/>|00 <text:s text:c="2"/>|00 <text:s text:c="5"/>|8.00 <text:s text:c="3"/>|29.70 <text:s text:c="5"/>|1.62 <text:s/>|2.00 <text:s/>|0.00 <text:s/>|0.90 <text:s text:c="5"/>|</text:p>
      <text:p text:style-name="P1">3 <text:s text:c="2"/>|1 <text:s text:c="6"/>|1 <text:s text:c="6"/>|quick_ <text:s text:c="7"/>|quick_ <text:s text:c="7"/>|0 <text:s text:c="4"/>|63 <text:s text:c="3"/>|00 <text:s text:c="2"/>|01 <text:s text:c="5"/>|16.00 <text:s text:c="2"/>|56.70 <text:s text:c="5"/>|1.27 <text:s/>|2.67 <text:s/>|0.00 <text:s/>|0.90 <text:s text:c="5"/>|</text:p>
      <text:p text:style-name="P1">3 <text:s text:c="2"/>|1 <text:s text:c="6"/>|1 <text:s text:c="6"/>|brown_ <text:s text:c="7"/>|brown_ <text:s text:c="7"/>|0 <text:s text:c="4"/>|56 <text:s text:c="3"/>|00 <text:s text:c="2"/>|00 <text:s text:c="5"/>|12.00 <text:s text:c="2"/>|50.40 <text:s text:c="5"/>|1.43 <text:s/>|2.00 <text:s/>|0.00 <text:s/>|0.90 <text:s text:c="5"/>|</text:p>
      <text:p text:style-name="P1">3 <text:s text:c="2"/>|1 <text:s text:c="6"/>|1 <text:s text:c="6"/>|fox_ <text:s text:c="9"/>|fox_ <text:s text:c="9"/>|0 <text:s text:c="4"/>|31 <text:s text:c="3"/>|00 <text:s text:c="2"/>|00 <text:s text:c="5"/>|8.00 <text:s text:c="3"/>|27.90 <text:s text:c="5"/>|1.72 <text:s/>|2.00 <text:s/>|0.00 <text:s/>|0.90 <text:s text:c="5"/>|</text:p>
      <text:p text:style-name="P1">3 <text:s text:c="2"/>|1 <text:s text:c="6"/>|1 <text:s text:c="6"/>|jumps_ <text:s text:c="7"/>|jumps_ <text:s text:c="7"/>|0 <text:s text:c="4"/>|57 <text:s text:c="3"/>|00 <text:s text:c="2"/>|00 <text:s text:c="5"/>|12.00 <text:s text:c="2"/>|51.30 <text:s text:c="5"/>|1.40 <text:s/>|2.00 <text:s/>|0.00 <text:s/>|0.90 <text:s text:c="5"/>|</text:p>
      <text:p text:style-name="P1">3 <text:s text:c="2"/>|1 <text:s text:c="6"/>|1 <text:s text:c="6"/>|over_ <text:s text:c="8"/>|over_ <text:s text:c="8"/>|0 <text:s text:c="4"/>|70 <text:s text:c="3"/>|01 <text:s text:c="2"/>|00 <text:s text:c="5"/>|11.00 <text:s text:c="2"/>|63.00 <text:s text:c="5"/>|0.95 <text:s/>|2.20 <text:s/>|0.00 <text:s/>|0.90 <text:s text:c="5"/>|</text:p>
      <text:p text:style-name="P1">3 <text:s text:c="2"/>|1 <text:s text:c="6"/>|1 <text:s text:c="6"/>|the_ <text:s text:c="9"/>|the_ <text:s text:c="9"/>|0 <text:s text:c="4"/>|38 <text:s text:c="3"/>|00 <text:s text:c="2"/>|00 <text:s text:c="5"/>|8.00 <text:s text:c="3"/>|34.20 <text:s text:c="5"/>|1.40 <text:s/>|2.00 <text:s/>|0.00 <text:s/>|0.90 <text:s text:c="5"/>|</text:p>
      <text:p text:style-name="P1">3 <text:s text:c="2"/>|1 <text:s text:c="6"/>|1 <text:s text:c="6"/>|lazy_ <text:s text:c="8"/>|lazy_ <text:s text:c="8"/>|0 <text:s text:c="4"/>|45 <text:s text:c="3"/>|00 <text:s text:c="2"/>|00 <text:s text:c="5"/>|10.00 <text:s text:c="2"/>|40.50 <text:s text:c="5"/>|1.48 <text:s/>|2.00 <text:s/>|0.00 <text:s/>|0.90 <text:s text:c="5"/>|</text:p>
      <text:p text:style-name="P1">3 <text:s text:c="2"/>|1 <text:s text:c="6"/>|1 <text:s text:c="6"/>|dog_ <text:s text:c="9"/>|dog_ <text:s text:c="9"/>|0 <text:s text:c="4"/>|28 <text:s text:c="3"/>|00 <text:s text:c="2"/>|00 <text:s text:c="5"/>|8.00 <text:s text:c="3"/>|25.20 <text:s text:c="5"/>|1.90 <text:s/>|2.00 <text:s/>|0.00 <text:s/>|0.90 <text:s text:c="5"/>|</text:p>
      <text:p text:style-name="P1">3 <text:s text:c="2"/>|1 <text:s text:c="6"/>|1 <text:s text:c="6"/>|. <text:s text:c="12"/>|. <text:s text:c="12"/>|0 <text:s text:c="4"/>|09 <text:s text:c="3"/>|00 <text:s text:c="2"/>|00 <text:s text:c="5"/>|2.00 <text:s text:c="3"/>|8.10 <text:s text:c="6"/>|1.48 <text:s/>|2.00 <text:s/>|0.00 <text:s/>|0.90 <text:s text:c="5"/>|</text:p>
      <text:p text:style-name="P1">3 <text:s text:c="2"/>|1 <text:s text:c="6"/>|2 <text:s text:c="6"/>|all_ <text:s text:c="9"/>|all_ <text:s text:c="9"/>|0 <text:s text:c="4"/>|29 <text:s text:c="3"/>|00 <text:s text:c="2"/>|00 <text:s text:c="5"/>|8.00 <text:s text:c="3"/>|23.20 <text:s text:c="5"/>|2.07 <text:s/>|2.00 <text:s/>|0.00 <text:s/>|0.80 <text:s text:c="5"/>|</text:p>
      <text:p text:style-name="P1">3 <text:s text:c="2"/>|1 <text:s text:c="6"/>|2 <text:s text:c="6"/>|the_ <text:s text:c="9"/>|the_ <text:s text:c="9"/>|0 <text:s text:c="4"/>|38 <text:s text:c="3"/>|00 <text:s text:c="2"/>|00 <text:s text:c="5"/>|8.00 <text:s text:c="3"/>|30.40 <text:s text:c="5"/>|1.58 <text:s/>|2.00 <text:s/>|0.00 <text:s/>|0.80 <text:s text:c="5"/>|</text:p>
      <text:p text:style-name="P1">3 <text:s text:c="2"/>|1 <text:s text:c="6"/>|2 <text:s text:c="6"/>|best_ <text:s text:c="8"/>|best_ <text:s text:c="8"/>|0 <text:s text:c="4"/>|40 <text:s text:c="3"/>|00 <text:s text:c="2"/>|00 <text:s text:c="5"/>|10.00 <text:s text:c="2"/>|32.00 <text:s text:c="5"/>|1.88 <text:s/>|2.00 <text:s/>|0.00 <text:s/>|0.80 <text:s text:c="5"/>|</text:p>
      <text:p text:style-name="P1">3 <text:s text:c="2"/>|1 <text:s text:c="6"/>|2 <text:s text:c="6"/>|. <text:s text:c="12"/>|. <text:s text:c="12"/>|0 <text:s text:c="4"/>|09 <text:s text:c="3"/>|00 <text:s text:c="2"/>|00 <text:s text:c="5"/>|2.00 <text:s text:c="3"/>|7.20 <text:s text:c="6"/>|1.67 <text:s/>|2.00 <text:s/>|0.00 <text:s/>|0.80 <text:s text:c="5"/>|</text:p>
      <text:p text:style-name="P1">3 <text:s text:c="2"/>|1 <text:s text:c="6"/>|2 <text:s text:c="6"/>|we_ <text:s text:c="10"/>|we_ <text:s text:c="10"/>|0 <text:s text:c="4"/>|22 <text:s text:c="3"/>|00 <text:s text:c="2"/>|00 <text:s text:c="5"/>|6.00 <text:s text:c="3"/>|17.60 <text:s text:c="5"/>|2.05 <text:s/>|2.00 <text:s/>|0.00 <text:s/>|0.80 <text:s text:c="5"/>|</text:p>
      <text:p text:style-name="P1">3 <text:s text:c="2"/>|1 <text:s text:c="6"/>|2 <text:s text:c="6"/>|all_ <text:s text:c="9"/>|all_ <text:s text:c="9"/>|0 <text:s text:c="4"/>|29 <text:s text:c="3"/>|00 <text:s text:c="2"/>|00 <text:s text:c="5"/>|8.00 <text:s text:c="3"/>|23.20 <text:s text:c="5"/>|2.07 <text:s/>|2.00 <text:s/>|0.00 <text:s/>|0.80 <text:s text:c="5"/>|</text:p>
      <text:p text:style-name="P1">3 <text:s text:c="2"/>|1 <text:s text:c="6"/>|2 <text:s text:c="6"/>|will_ <text:s text:c="8"/>|will_ <text:s text:c="8"/>|0 <text:s text:c="4"/>|62 <text:s text:c="3"/>|00 <text:s text:c="2"/>|01 <text:s text:c="5"/>|14.00 <text:s text:c="2"/>|49.60 <text:s text:c="5"/>|1.21 <text:s/>|2.80 <text:s/>|0.00 <text:s/>|0.80 <text:s text:c="5"/>|</text:p>
      <text:p text:style-name="P1">3 <text:s text:c="2"/>|1 <text:s text:c="6"/>|2 <text:s text:c="6"/>|go_ <text:s text:c="10"/>|go_ <text:s text:c="10"/>|0 <text:s text:c="4"/>|21 <text:s text:c="3"/>|00 <text:s text:c="2"/>|00 <text:s text:c="5"/>|6.00 <text:s text:c="3"/>|16.80 <text:s text:c="5"/>|2.14 <text:s/>|2.00 <text:s/>|0.00 <text:s/>|0.80 <text:s text:c="5"/>|</text:p>
      <text:p text:style-name="P1">3 <text:s text:c="2"/>|1 <text:s text:c="6"/>|2 <text:s text:c="6"/>|together_ <text:s text:c="4"/>|together_ <text:s text:c="4"/>|0 <text:s text:c="4"/>|77 <text:s text:c="3"/>|00 <text:s text:c="2"/>|00 <text:s text:c="5"/>|18.00 <text:s text:c="2"/>|61.60 <text:s text:c="5"/>|1.75 <text:s/>|2.00 <text:s/>|0.00 <text:s/>|0.80 <text:s text:c="5"/>|</text:p>
      <text:p text:style-name="P1">3 <text:s text:c="2"/>|1 <text:s text:c="6"/>|2 <text:s text:c="6"/>|. <text:s text:c="12"/>|. <text:s text:c="12"/>|0 <text:s text:c="4"/>|09 <text:s text:c="3"/>|00 <text:s text:c="2"/>|00 <text:s text:c="5"/>|2.00 <text:s text:c="3"/>|7.20 <text:s text:c="6"/>|1.67 <text:s/>|2.00 <text:s/>|0.00 <text:s/>|0.80 <text:s text:c="5"/>|</text:p>
      <text:p text:style-name="P1">3 <text:s text:c="2"/>|1 <text:s text:c="6"/>|2 <text:s text:c="6"/>|how_ <text:s text:c="9"/>|how_ <text:s text:c="9"/>|0 <text:s text:c="4"/>|32 <text:s text:c="3"/>|00 <text:s text:c="2"/>|00 <text:s text:c="5"/>|8.00 <text:s text:c="3"/>|22.40 <text:s text:c="5"/>|2.14 <text:s/>|2.00 <text:s/>|0.00 <text:s/>|0.70 <text:s text:c="5"/>|</text:p>
      <text:p text:style-name="P1">3 <text:s text:c="2"/>|1 <text:s text:c="6"/>|2 <text:s text:c="6"/>|much_ <text:s text:c="8"/>|much_ <text:s text:c="8"/>|0 <text:s text:c="4"/>|39 <text:s text:c="3"/>|00 <text:s text:c="2"/>|00 <text:s text:c="5"/>|10.00 <text:s text:c="2"/>|27.30 <text:s text:c="5"/>|2.20 <text:s/>|2.00 <text:s/>|0.00 <text:s/>|0.70 <text:s text:c="5"/>|</text:p>
      <text:p text:style-name="P1">3 <text:s text:c="2"/>|1 <text:s text:c="6"/>|2 <text:s text:c="6"/>|. <text:s text:c="12"/>|. <text:s text:c="12"/>|0 <text:s text:c="4"/>|09 <text:s text:c="3"/>|00 <text:s text:c="2"/>|00 <text:s text:c="5"/>|2.00 <text:s text:c="3"/>|6.30 <text:s text:c="6"/>|1.90 <text:s/>|2.00 <text:s/>|0.00 <text:s/>|0.70 <text:s text:c="5"/>|</text:p>
      <text:p text:style-name="P1">3 <text:s text:c="2"/>|1 <text:s text:c="6"/>|2 <text:s text:c="6"/>|was_ <text:s text:c="9"/>|was_ <text:s text:c="9"/>|0 <text:s text:c="4"/>|38 <text:s text:c="3"/>|00 <text:s text:c="2"/>|00 <text:s text:c="5"/>|8.00 <text:s text:c="3"/>|26.60 <text:s text:c="5"/>|1.80 <text:s/>|2.00 <text:s/>|0.00 <text:s/>|0.70 <text:s text:c="5"/>|</text:p>
      <text:p text:style-name="P1">3 <text:s text:c="2"/>|1 <text:s text:c="6"/>|2 <text:s text:c="6"/>|tasty_ <text:s text:c="7"/>|tasty_ <text:s text:c="7"/>|0 <text:s text:c="4"/>|64 <text:s text:c="3"/>|00 <text:s text:c="2"/>|00 <text:s text:c="5"/>|12.00 <text:s text:c="2"/>|44.80 <text:s text:c="5"/>|1.61 <text:s/>|2.00 <text:s/>|0.00 <text:s/>|0.70 <text:s text:c="5"/>|</text:p>
      <text:p text:style-name="P1">3 <text:s text:c="2"/>|1 <text:s text:c="6"/>|2 <text:s text:c="6"/>|thanks_ <text:s text:c="6"/>|thanks_ <text:s text:c="6"/>|0 <text:s text:c="4"/>|61 <text:s text:c="3"/>|00 <text:s text:c="2"/>|00 <text:s text:c="5"/>|14.00 <text:s text:c="2"/>|42.70 <text:s text:c="5"/>|1.97 <text:s/>|2.00 <text:s/>|0.00 <text:s/>|0.70 <text:s text:c="5"/>|</text:p>
      <text:p text:style-name="P1">3 <text:s text:c="2"/>|1 <text:s text:c="6"/>|2 <text:s text:c="6"/>|. <text:s text:c="12"/>|. <text:s text:c="12"/>|0 <text:s text:c="4"/>|09 <text:s text:c="3"/>|00 <text:s text:c="2"/>|00 <text:s text:c="5"/>|2.00 <text:s text:c="3"/>|6.30 <text:s text:c="6"/>|1.90 <text:s/>|2.00 <text:s/>|0.00 <text:s/>|0.70 <text:s text:c="5"/>|</text:p>
      <text:p text:style-name="P1">3 <text:s text:c="2"/>|1 <text:s text:c="6"/>|2 <text:s text:c="6"/>|i_ <text:s text:c="11"/>|i_ <text:s text:c="11"/>|0 <text:s text:c="4"/>|13 <text:s text:c="3"/>|00 <text:s text:c="2"/>|00 <text:s text:c="5"/>|4.00 <text:s text:c="3"/>|7.80 <text:s text:c="6"/>|3.08 <text:s/>|2.00 <text:s/>|0.00 <text:s/>|0.60 <text:s text:c="5"/>|</text:p>
      <text:p text:style-name="P1">3 <text:s text:c="2"/>|1 <text:s text:c="6"/>|2 <text:s text:c="6"/>|need_ <text:s text:c="8"/>|need_ <text:s text:c="8"/>|0 <text:s text:c="4"/>|55 <text:s text:c="3"/>|00 <text:s text:c="2"/>|01 <text:s text:c="5"/>|14.00 <text:s text:c="2"/>|33.00 <text:s text:c="5"/>|1.82 <text:s/>|2.80 <text:s/>|0.00 <text:s/>|0.60 <text:s text:c="5"/>|</text:p>
      <text:p text:style-name="P1">3 <text:s text:c="2"/>|1 <text:s text:c="6"/>|2 <text:s text:c="6"/>|my_ <text:s text:c="10"/>|my_ <text:s text:c="10"/>|0 <text:s text:c="4"/>|30 <text:s text:c="3"/>|00 <text:s text:c="2"/>|00 <text:s text:c="5"/>|6.00 <text:s text:c="3"/>|18.00 <text:s text:c="5"/>|2.00 <text:s/>|2.00 <text:s/>|0.00 <text:s/>|0.60 <text:s text:c="5"/>|</text:p>
      <text:p text:style-name="P1">3 <text:s text:c="2"/>|1 <text:s text:c="6"/>|2 <text:s text:c="6"/>|sweater_ <text:s text:c="5"/>|sweater_ <text:s text:c="5"/>|0 <text:s text:c="4"/>|62 <text:s text:c="3"/>|00 <text:s text:c="2"/>|00 <text:s text:c="5"/>|16.00 <text:s text:c="2"/>|37.20 <text:s text:c="5"/>|2.58 <text:s/>|2.00 <text:s/>|0.00 <text:s/>|0.60 <text:s text:c="5"/>|</text:p>
      <text:p text:style-name="P1">3 <text:s text:c="2"/>|1 <text:s text:c="6"/>|2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</text:p>
      <text:p text:style-name="P1">3 <text:s text:c="2"/>|1 <text:s text:c="6"/>|3 <text:s text:c="6"/>|do_ <text:s text:c="10"/>|do_ <text:s text:c="10"/>|0 <text:s text:c="4"/>|27 <text:s text:c="3"/>|00 <text:s text:c="2"/>|00 <text:s text:c="5"/>|6.00 <text:s text:c="3"/>|16.20 <text:s text:c="5"/>|2.22 <text:s/>|2.00 <text:s/>|0.00 <text:s/>|0.60 <text:s text:c="5"/>|</text:p>
      <text:p text:style-name="P1">3 <text:s text:c="2"/>|1 <text:s text:c="6"/>|3 <text:s text:c="6"/>|you_ <text:s text:c="9"/>|you_ <text:s text:c="9"/>|0 <text:s text:c="4"/>|33 <text:s text:c="3"/>|00 <text:s text:c="2"/>|00 <text:s text:c="5"/>|8.00 <text:s text:c="3"/>|19.80 <text:s text:c="5"/>|2.42 <text:s/>|2.00 <text:s/>|0.00 <text:s/>|0.60 <text:s text:c="5"/>|</text:p>
      <text:p text:style-name="P1">3 <text:s text:c="2"/>|1 <text:s text:c="6"/>|3 <text:s text:c="6"/>|know_ <text:s text:c="8"/>|know_ <text:s text:c="8"/>|0 <text:s text:c="4"/>|51 <text:s text:c="3"/>|00 <text:s text:c="2"/>|00 <text:s text:c="5"/>|11.00 <text:s text:c="2"/>|30.60 <text:s text:c="5"/>|1.96 <text:s/>|2.20 <text:s/>|0.00 <text:s/>|0.60 <text:s text:c="5"/>|</text:p>
      <text:p text:style-name="P1">3 <text:s text:c="2"/>|1 <text:s text:c="6"/>|3 <text:s text:c="6"/>|the_ <text:s text:c="9"/>|the_ <text:s text:c="9"/>|0 <text:s text:c="4"/>|33 <text:s text:c="3"/>|00 <text:s text:c="2"/>|00 <text:s text:c="5"/>|8.00 <text:s text:c="3"/>|19.80 <text:s text:c="5"/>|2.42 <text:s/>|2.00 <text:s/>|0.00 <text:s/>|0.60 <text:s text:c="5"/>|</text:p>
      <text:p text:style-name="P1">3 <text:s text:c="2"/>|1 <text:s text:c="6"/>|3 <text:s text:c="6"/>|time_ <text:s text:c="8"/>|time_ <text:s text:c="8"/>|0 <text:s text:c="4"/>|41 <text:s text:c="3"/>|00 <text:s text:c="2"/>|00 <text:s text:c="5"/>|10.00 <text:s text:c="2"/>|24.60 <text:s text:c="5"/>|2.44 <text:s/>|2.00 <text:s/>|0.00 <text:s/>|0.60 <text:s text:c="5"/>|</text:p>
      <text:p text:style-name="P1">3 <text:s text:c="2"/>|1 <text:s text:c="6"/>|3 <text:s text:c="6"/>|of_ <text:s text:c="10"/>|of_ <text:s text:c="10"/>|0 <text:s text:c="4"/>|27 <text:s text:c="3"/>|00 <text:s text:c="2"/>|00 <text:s text:c="5"/>|6.00 <text:s text:c="3"/>|16.20 <text:s text:c="5"/>|2.22 <text:s/>|2.00 <text:s/>|0.00 <text:s/>|0.60 <text:s text:c="5"/>|</text:p>
      <text:p text:style-name="P1">3 <text:s text:c="2"/>|1 <text:s text:c="6"/>|3 <text:s text:c="6"/>|her_ <text:s text:c="9"/>|her_ <text:s text:c="9"/>|0 <text:s text:c="4"/>|31 <text:s text:c="3"/>|00 <text:s text:c="2"/>|00 <text:s text:c="5"/>|8.00 <text:s text:c="3"/>|18.60 <text:s text:c="5"/>|2.58 <text:s/>|2.00 <text:s/>|0.00 <text:s/>|0.60 <text:s text:c="5"/>|</text:p>
      <text:p text:style-name="P1">3 <text:s text:c="2"/>|1 <text:s text:c="6"/>|3 <text:s text:c="6"/>|flight_ <text:s text:c="6"/>|flight_ <text:s text:c="6"/>|0 <text:s text:c="4"/>|56 <text:s text:c="3"/>|00 <text:s text:c="2"/>|00 <text:s text:c="5"/>|14.00 <text:s text:c="2"/>|33.60 <text:s text:c="5"/>|2.50 <text:s/>|2.00 <text:s/>|0.00 <text:s/>|0.60 <text:s text:c="5"/>|</text:p>
      <text:p text:style-name="P1">3 <text:s text:c="2"/>|1 <text:s text:c="6"/>|3 <text:s text:c="6"/>|. <text:s text:c="12"/>|. <text:s text:c="12"/>|0 <text:s text:c="4"/>|09 <text:s text:c="3"/>|00 <text:s text:c="2"/>|00 <text:s text:c="5"/>|2.00 <text:s text:c="3"/>|5.40 <text:s text:c="6"/>|2.22 <text:s/>|2.00 <text:s/>|0.00 <text:s/>|0.60 <text:s text:c="5"/>|</text:p>
      <text:p text:style-name="P1">3 <text:s text:c="2"/>|1 <text:s text:c="6"/>|3 <text:s text:c="6"/>|are_ <text:s text:c="9"/>|arc_ <text:s text:c="9"/>|1 <text:s text:c="4"/>|34 <text:s text:c="3"/>|00 <text:s text:c="2"/>|00 <text:s text:c="5"/>|8.00 <text:s text:c="3"/>|17.00 <text:s text:c="5"/>|2.82 <text:s/>|2.00 <text:s/>|25.00 |0.50 <text:s text:c="5"/>|</text:p>
      <text:p text:style-name="P1">3 <text:s text:c="2"/>|1 <text:s text:c="6"/>|3 <text:s text:c="6"/>|you_ <text:s text:c="9"/>|you_ <text:s text:c="9"/>|0 <text:s text:c="4"/>|35 <text:s text:c="3"/>|00 <text:s text:c="2"/>|00 <text:s text:c="5"/>|8.00 <text:s text:c="3"/>|17.50 <text:s text:c="5"/>|2.74 <text:s/>|2.00 <text:s/>|0.00 <text:s/>|0.50 <text:s text:c="5"/>|</text:p>
      <text:p text:style-name="P1">3 <text:s text:c="2"/>|1 <text:s text:c="6"/>|3 <text:s text:c="6"/>|safe_ <text:s text:c="8"/>|safe_ <text:s text:c="8"/>|0 <text:s text:c="4"/>|40 <text:s text:c="3"/>|00 <text:s text:c="2"/>|00 <text:s text:c="5"/>|10.00 <text:s text:c="2"/>|20.00 <text:s text:c="5"/>|3.00 <text:s/>|2.00 <text:s/>|0.00 <text:s/>|0.50 <text:s text:c="5"/>|</text:p>
      <text:p text:style-name="P1">3 <text:s text:c="2"/>|1 <text:s text:c="6"/>|3 <text:s text:c="6"/>|at_ <text:s text:c="10"/>|at_ <text:s text:c="10"/>|0 <text:s text:c="4"/>|39 <text:s text:c="3"/>|00 <text:s text:c="2"/>|01 <text:s text:c="5"/>|10.00 <text:s text:c="2"/>|19.50 <text:s text:c="5"/>|1.85 <text:s/>|3.33 <text:s/>|0.00 <text:s/>|0.50 <text:s text:c="5"/>|</text:p>
      <text:p text:style-name="P1">3 <text:s text:c="2"/>|1 <text:s text:c="6"/>|3 <text:s text:c="6"/>|home_ <text:s text:c="8"/>|home_ <text:s text:c="8"/>|0 <text:s text:c="4"/>|38 <text:s text:c="3"/>|00 <text:s text:c="2"/>|00 <text:s text:c="5"/>|10.00 <text:s text:c="2"/>|19.00 <text:s text:c="5"/>|3.16 <text:s/>|2.00 <text:s/>|0.00 <text:s/>|0.50 <text:s text:c="5"/>|</text:p>
      <text:p text:style-name="P1">3 <text:s text:c="2"/>|1 <text:s text:c="6"/>|3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</text:p>
      <text:p text:style-name="P1">3 <text:s text:c="2"/>|1 <text:s text:c="6"/>|3 <text:s text:c="6"/>|this_ <text:s text:c="8"/>|thjs_ <text:s text:c="8"/>|1 <text:s text:c="4"/>|85 <text:s text:c="3"/>|01 <text:s text:c="2"/>|00 <text:s text:c="5"/>|11.00 <text:s text:c="2"/>|42.50 <text:s text:c="5"/>|1.41 <text:s/>|2.20 <text:s/>|20.00 |0.50 <text:s text:c="5"/>|</text:p>
      <text:p text:style-name="P1">3 <text:s text:c="2"/>|1 <text:s text:c="6"/>|3 <text:s text:c="6"/>|device_ <text:s text:c="6"/>|device_ <text:s text:c="6"/>|0 <text:s text:c="4"/>|78 <text:s text:c="3"/>|01 <text:s text:c="2"/>|00 <text:s text:c="5"/>|15.00 <text:s text:c="2"/>|39.00 <text:s text:c="5"/>|2.15 <text:s/>|2.14 <text:s/>|0.00 <text:s/>|0.50 <text:s text:c="5"/>|</text:p>
      <text:p text:style-name="P1">3 <text:s text:c="2"/>|1 <text:s text:c="6"/>|3 <text:s text:c="6"/>|is_ <text:s text:c="10"/>|is_ <text:s text:c="10"/>|0 <text:s text:c="4"/>|25 <text:s text:c="3"/>|00 <text:s text:c="2"/>|00 <text:s text:c="5"/>|6.00 <text:s text:c="3"/>|12.50 <text:s text:c="5"/>|2.88 <text:s/>|2.00 <text:s/>|0.00 <text:s/>|0.50 <text:s text:c="5"/>|</text:p>
      <text:p text:style-name="P1">3 <text:s text:c="2"/>|1 <text:s text:c="6"/>|3 <text:s text:c="6"/>|my_ <text:s text:c="10"/>|my_ <text:s text:c="10"/>|0 <text:s text:c="4"/>|30 <text:s text:c="3"/>|00 <text:s text:c="2"/>|00 <text:s text:c="5"/>|6.00 <text:s text:c="3"/>|15.00 <text:s text:c="5"/>|2.40 <text:s/>|2.00 <text:s/>|0.00 <text:s/>|0.50 <text:s text:c="5"/>|</text:p>
      <text:p text:style-name="P1">3 <text:s text:c="2"/>|1 <text:s text:c="6"/>|3 <text:s text:c="6"/>|voice_ <text:s text:c="7"/>|voice_ <text:s text:c="7"/>|0 <text:s text:c="4"/>|47 <text:s text:c="3"/>|00 <text:s text:c="2"/>|00 <text:s text:c="5"/>|12.00 <text:s text:c="2"/>|23.50 <text:s text:c="5"/>|3.06 <text:s/>|2.00 <text:s/>|0.00 <text:s/>|0.50 <text:s text:c="5"/>|</text:p>
      <text:p text:style-name="P1">3 <text:s text:c="2"/>|1 <text:s text:c="6"/>|3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</text:p>
      <text:p text:style-name="P1">3 <text:s text:c="2"/>|1 <text:s text:c="6"/>|4 <text:s text:c="6"/>|give_ <text:s text:c="8"/>|give_ <text:s text:c="8"/>|0 <text:s text:c="4"/>|35 <text:s text:c="3"/>|00 <text:s text:c="2"/>|00 <text:s text:c="5"/>|10.00 <text:s text:c="2"/>|17.50 <text:s text:c="5"/>|3.43 <text:s/>|2.00 <text:s/>|0.00 <text:s/>|0.50 <text:s text:c="5"/>|</text:p>
      <text:p text:style-name="P1">3 <text:s text:c="2"/>|1 <text:s text:c="6"/>|4 <text:s text:c="6"/>|me_ <text:s text:c="10"/>|me_ <text:s text:c="10"/>|0 <text:s text:c="4"/>|23 <text:s text:c="3"/>|00 <text:s text:c="2"/>|00 <text:s text:c="5"/>|6.00 <text:s text:c="3"/>|11.50 <text:s text:c="5"/>|3.13 <text:s/>|2.00 <text:s/>|0.00 <text:s/>|0.50 <text:s text:c="5"/>|</text:p>
      <text:p text:style-name="P1">3 <text:s text:c="2"/>|1 <text:s text:c="6"/>|4 <text:s text:c="6"/>|my_ <text:s text:c="10"/>|myd_ <text:s text:c="9"/>|1 <text:s text:c="4"/>|43 <text:s text:c="3"/>|00 <text:s text:c="2"/>|00 <text:s text:c="5"/>|8.00 <text:s text:c="3"/>|21.50 <text:s text:c="5"/>|2.23 <text:s/>|2.67 <text:s/>|33.33 |0.50 <text:s text:c="5"/>|</text:p>
      <text:p text:style-name="P1">3 <text:s text:c="2"/>|1 <text:s text:c="6"/>|4 <text:s text:c="6"/>|medicine_ <text:s text:c="4"/>|medicine_ <text:s text:c="4"/>|0 <text:s text:c="4"/>|93 <text:s text:c="3"/>|00 <text:s text:c="2"/>|01 <text:s text:c="5"/>|22.00 <text:s text:c="2"/>|46.50 <text:s text:c="5"/>|2.32 <text:s/>|2.44 <text:s/>|0.00 <text:s/>|0.50 <text:s text:c="5"/>|</text:p>
      <text:p text:style-name="P1">3 <text:s text:c="2"/>|1 <text:s text:c="6"/>|4 <text:s text:c="6"/>|dear_ <text:s text:c="8"/>|dear_ <text:s text:c="8"/>|0 <text:s text:c="4"/>|34 <text:s text:c="3"/>|00 <text:s text:c="2"/>|00 <text:s text:c="5"/>|10.00 <text:s text:c="2"/>|17.00 <text:s text:c="5"/>|3.53 <text:s/>|2.00 <text:s/>|0.00 <text:s/>|0.50 <text:s text:c="5"/>|</text:p>
      <text:p text:style-name="P1">3 <text:s text:c="2"/>|1 <text:s text:c="6"/>|4 <text:s text:c="6"/>|. <text:s text:c="12"/>|. <text:s text:c="12"/>|0 <text:s text:c="4"/>|15 <text:s text:c="3"/>|00 <text:s text:c="2"/>|00 <text:s text:c="5"/>|2.00 <text:s text:c="3"/>|7.50 <text:s text:c="6"/>|1.60 <text:s/>|2.00 <text:s/>|0.00 <text:s/>|0.50 <text:s text:c="5"/>|</text:p>
      <text:p text:style-name="P1">3 <text:s text:c="2"/>|1 <text:s text:c="6"/>|4 <text:s text:c="6"/>|thanks_ <text:s text:c="6"/>|thanks_ <text:s text:c="6"/>|0 <text:s text:c="4"/>|98 <text:s text:c="3"/>|01 <text:s text:c="2"/>|00 <text:s text:c="5"/>|15.00 <text:s text:c="2"/>|49.00 <text:s text:c="5"/>|1.71 <text:s/>|2.14 <text:s/>|0.00 <text:s/>|0.50 <text:s text:c="5"/>|</text:p>
      <text:p text:style-name="P1">3 <text:s text:c="2"/>|1 <text:s text:c="6"/>|4 <text:s text:c="6"/>|for_ <text:s text:c="9"/>|for_ <text:s text:c="9"/>|0 <text:s text:c="4"/>|31 <text:s text:c="3"/>|00 <text:s text:c="2"/>|00 <text:s text:c="5"/>|8.00 <text:s text:c="3"/>|15.50 <text:s text:c="5"/>|3.10 <text:s/>|2.00 <text:s/>|0.00 <text:s/>|0.50 <text:s text:c="5"/>|</text:p>
      <text:p text:style-name="P1">3 <text:s text:c="2"/>|1 <text:s text:c="6"/>|4 <text:s text:c="6"/>|dropping_ <text:s text:c="4"/>|dropping_ <text:s text:c="4"/>|0 <text:s text:c="4"/>|72 <text:s text:c="3"/>|00 <text:s text:c="2"/>|00 <text:s text:c="5"/>|18.00 <text:s text:c="2"/>|36.00 <text:s text:c="5"/>|3.00 <text:s/>|2.00 <text:s/>|0.00 <text:s/>|0.50 <text:s text:c="5"/>|</text:p>
      <text:p text:style-name="P1">3 <text:s text:c="2"/>|1 <text:s text:c="6"/>|4 <text:s text:c="6"/>|by_ <text:s text:c="10"/>|by_ <text:s text:c="10"/>|0 <text:s text:c="4"/>|25 <text:s text:c="3"/>|00 <text:s text:c="2"/>|00 <text:s text:c="5"/>|6.00 <text:s text:c="3"/>|12.50 <text:s text:c="5"/>|2.88 <text:s/>|2.00 <text:s/>|0.00 <text:s/>|0.50 <text:s text:c="5"/>|</text:p>
      <text:p text:style-name="P1">3 <text:s text:c="2"/>|1 <text:s text:c="6"/>|4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</text:p>
      <text:p text:style-name="P1">3 <text:s text:c="2"/>|1 <text:s text:c="6"/>|4 <text:s text:c="6"/>|what_ <text:s text:c="8"/>|what_ <text:s text:c="8"/>|0 <text:s text:c="4"/>|42 <text:s text:c="3"/>|00 <text:s text:c="2"/>|00 <text:s text:c="5"/>|10.00 <text:s text:c="2"/>|21.00 <text:s text:c="5"/>|2.86 <text:s/>|2.00 <text:s/>|0.00 <text:s/>|0.50 <text:s text:c="5"/>|</text:p>
      <text:p text:style-name="P1">3 <text:s text:c="2"/>|1 <text:s text:c="6"/>|4 <text:s text:c="6"/>|time_ <text:s text:c="8"/>|time_ <text:s text:c="8"/>|0 <text:s text:c="4"/>|47 <text:s text:c="3"/>|00 <text:s text:c="2"/>|00 <text:s text:c="5"/>|10.00 <text:s text:c="2"/>|23.50 <text:s text:c="5"/>|2.55 <text:s/>|2.00 <text:s/>|0.00 <text:s/>|0.50 <text:s text:c="5"/>|</text:p>
      <text:p text:style-name="P1">3 <text:s text:c="2"/>|1 <text:s text:c="6"/>|4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</text:p>
      <text:p text:style-name="P1">3 <text:s text:c="2"/>|1 <text:s text:c="6"/>|4 <text:s text:c="6"/>|are_ <text:s text:c="9"/>|are_ <text:s text:c="9"/>|0 <text:s text:c="4"/>|27 <text:s text:c="3"/>|00 <text:s text:c="2"/>|00 <text:s text:c="5"/>|8.00 <text:s text:c="3"/>|13.50 <text:s text:c="5"/>|3.56 <text:s/>|2.00 <text:s/>|0.00 <text:s/>|0.50 <text:s text:c="5"/>|</text:p>
      <text:p text:style-name="P1">3 <text:s text:c="2"/>|1 <text:s text:c="6"/>|4 <text:s text:c="6"/>|you_ <text:s text:c="9"/>|you_ <text:s text:c="9"/>|0 <text:s text:c="4"/>|35 <text:s text:c="3"/>|00 <text:s text:c="2"/>|00 <text:s text:c="5"/>|8.00 <text:s text:c="3"/>|17.50 <text:s text:c="5"/>|2.74 <text:s/>|2.00 <text:s/>|0.00 <text:s/>|0.50 <text:s text:c="5"/>|</text:p>
      <text:p text:style-name="P1">3 <text:s text:c="2"/>|1 <text:s text:c="6"/>|4 <text:s text:c="6"/>|having_ <text:s text:c="6"/>|having_ <text:s text:c="6"/>|0 <text:s text:c="4"/>|53 <text:s text:c="3"/>|00 <text:s text:c="2"/>|00 <text:s text:c="5"/>|14.00 <text:s text:c="2"/>|26.50 <text:s text:c="5"/>|3.17 <text:s/>|2.00 <text:s/>|0.00 <text:s/>|0.50 <text:s text:c="5"/>|</text:p>
      <text:p text:style-name="P1">3 <text:s text:c="2"/>|1 <text:s text:c="6"/>|4 <text:s text:c="6"/>|trouble_ <text:s text:c="5"/>|trouble_ <text:s text:c="5"/>|0 <text:s text:c="4"/>|70 <text:s text:c="3"/>|00 <text:s text:c="2"/>|00 <text:s text:c="5"/>|16.00 <text:s text:c="2"/>|35.00 <text:s text:c="5"/>|2.74 <text:s/>|2.00 <text:s/>|0.00 <text:s/>|0.50 <text:s text:c="5"/>|</text:p>
      <text:p text:style-name="P1">3 <text:s text:c="2"/>|1 <text:s text:c="6"/>|4 <text:s text:c="6"/>|reading_ <text:s text:c="5"/>|reading_ <text:s text:c="5"/>|0 <text:s text:c="4"/>|58 <text:s text:c="3"/>|00 <text:s text:c="2"/>|00 <text:s text:c="5"/>|16.00 <text:s text:c="2"/>|29.00 <text:s text:c="5"/>|3.31 <text:s/>|2.00 <text:s/>|0.00 <text:s/>|0.50 <text:s text:c="5"/>|</text:p>
      <text:p text:style-name="P1">3 <text:s text:c="2"/>|1 <text:s text:c="6"/>|4 <text:s text:c="6"/>|my_ <text:s text:c="10"/>|my_ <text:s text:c="10"/>|0 <text:s text:c="4"/>|30 <text:s text:c="3"/>|00 <text:s text:c="2"/>|00 <text:s text:c="5"/>|6.00 <text:s text:c="3"/>|15.00 <text:s text:c="5"/>|2.40 <text:s/>|2.00 <text:s/>|0.00 <text:s/>|0.50 <text:s text:c="5"/>|</text:p>
      <text:p text:style-name="P1">3 <text:s text:c="2"/>|2 <text:s text:c="6"/>|1 <text:s text:c="6"/>|the_ <text:s text:c="9"/>|the_ <text:s text:c="9"/>|0 <text:s text:c="4"/>|95 <text:s text:c="3"/>|02 <text:s text:c="2"/>|00 <text:s text:c="5"/>|10.00 <text:s text:c="2"/>|38.00 <text:s text:c="5"/>|1.26 <text:s/>|2.50 <text:s/>|0.00 <text:s/>|0.40 <text:s text:c="5"/>|</text:p>
      <text:p text:style-name="P1">3 <text:s text:c="2"/>|2 <text:s text:c="6"/>|1 <text:s text:c="6"/>|quick_ <text:s text:c="7"/>|quick_ <text:s text:c="7"/>|0 <text:s text:c="4"/>|44 <text:s text:c="3"/>|00 <text:s text:c="2"/>|00 <text:s text:c="5"/>|12.00 <text:s text:c="2"/>|17.60 <text:s text:c="5"/>|4.09 <text:s/>|2.00 <text:s/>|0.00 <text:s/>|0.40 <text:s text:c="5"/>|</text:p>
      <text:p text:style-name="P1">3 <text:s text:c="2"/>|2 <text:s text:c="6"/>|1 <text:s text:c="6"/>|brown_ <text:s text:c="7"/>|brown_ <text:s text:c="7"/>|0 <text:s text:c="4"/>|117 <text:s text:c="2"/>|02 <text:s text:c="2"/>|00 <text:s text:c="5"/>|14.00 <text:s text:c="2"/>|46.80 <text:s text:c="5"/>|1.54 <text:s/>|2.33 <text:s/>|0.00 <text:s/>|0.40 <text:s text:c="5"/>|</text:p>
      <text:p text:style-name="P1">3 <text:s text:c="2"/>|2 <text:s text:c="6"/>|1 <text:s text:c="6"/>|fox_ <text:s text:c="9"/>|fox_ <text:s text:c="9"/>|0 <text:s text:c="4"/>|32 <text:s text:c="3"/>|00 <text:s text:c="2"/>|00 <text:s text:c="5"/>|8.00 <text:s text:c="3"/>|12.80 <text:s text:c="5"/>|3.75 <text:s/>|2.00 <text:s/>|0.00 <text:s/>|0.40 <text:s text:c="5"/>|</text:p>
      <text:p text:style-name="P1">3 <text:s text:c="2"/>|2 <text:s text:c="6"/>|1 <text:s text:c="6"/>|jumps_ <text:s text:c="7"/>|jumps_ <text:s text:c="7"/>|0 <text:s text:c="4"/>|112 <text:s text:c="2"/>|02 <text:s text:c="2"/>|00 <text:s text:c="5"/>|14.00 <text:s text:c="2"/>|44.80 <text:s text:c="5"/>|1.61 <text:s/>|2.33 <text:s/>|0.00 <text:s/>|0.40 <text:s text:c="5"/>|</text:p>
      <text:p text:style-name="P1">3 <text:s text:c="2"/>|2 <text:s text:c="6"/>|1 <text:s text:c="6"/>|over_ <text:s text:c="8"/>|over_ <text:s text:c="8"/>|0 <text:s text:c="4"/>|38 <text:s text:c="3"/>|00 <text:s text:c="2"/>|00 <text:s text:c="5"/>|10.00 <text:s text:c="2"/>|15.20 <text:s text:c="5"/>|3.95 <text:s/>|2.00 <text:s/>|0.00 <text:s/>|0.40 <text:s text:c="5"/>|</text:p>
      <text:p text:style-name="P1">3 <text:s text:c="2"/>|2 <text:s text:c="6"/>|1 <text:s text:c="6"/>|the_ <text:s text:c="9"/>|the_ <text:s text:c="9"/>|0 <text:s text:c="4"/>|111 <text:s text:c="2"/>|02 <text:s text:c="2"/>|01 <text:s text:c="5"/>|14.00 <text:s text:c="2"/>|44.40 <text:s text:c="5"/>|1.08 <text:s/>|3.50 <text:s/>|0.00 <text:s/>|0.40 <text:s text:c="5"/>|</text:p>
      <text:p text:style-name="P1"><text:soft-page-break/>user|session |subsess |grnd_truth <text:s text:c="3"/>|select <text:s text:c="7"/>|is_err|nscans|nundo|n_delete|n_clicks|total_time |wpm <text:s text:c="2"/>|cpc <text:s text:c="2"/>|%error|scan_delay|</text:p>
      <text:p text:style-name="P1">3 <text:s text:c="2"/>|2 <text:s text:c="6"/>|1 <text:s text:c="6"/>|lazy_ <text:s text:c="8"/>|lazy_ <text:s text:c="8"/>|0 <text:s text:c="4"/>|45 <text:s text:c="3"/>|00 <text:s text:c="2"/>|00 <text:s text:c="5"/>|10.00 <text:s text:c="2"/>|18.00 <text:s text:c="5"/>|3.33 <text:s/>|2.00 <text:s/>|0.00 <text:s/>|0.40 <text:s text:c="5"/>|</text:p>
      <text:p text:style-name="P1">3 <text:s text:c="2"/>|2 <text:s text:c="6"/>|1 <text:s text:c="6"/>|dog_ <text:s text:c="9"/>|dog_ <text:s text:c="9"/>|0 <text:s text:c="4"/>|28 <text:s text:c="3"/>|00 <text:s text:c="2"/>|00 <text:s text:c="5"/>|8.00 <text:s text:c="3"/>|11.20 <text:s text:c="5"/>|4.29 <text:s/>|2.00 <text:s/>|0.00 <text:s/>|0.40 <text:s text:c="5"/>|</text:p>
      <text:p text:style-name="P1">3 <text:s text:c="2"/>|2 <text:s text:c="6"/>|1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1 <text:s text:c="6"/>|are_ <text:s text:c="9"/>|are_ <text:s text:c="9"/>|0 <text:s text:c="4"/>|25 <text:s text:c="3"/>|00 <text:s text:c="2"/>|00 <text:s text:c="5"/>|8.00 <text:s text:c="3"/>|10.00 <text:s text:c="5"/>|4.80 <text:s/>|2.00 <text:s/>|0.00 <text:s/>|0.40 <text:s text:c="5"/>|</text:p>
      <text:p text:style-name="P1">3 <text:s text:c="2"/>|2 <text:s text:c="6"/>|2 <text:s text:c="6"/>|are_ <text:s text:c="9"/>|are_ <text:s text:c="9"/>|0 <text:s text:c="4"/>|26 <text:s text:c="3"/>|00 <text:s text:c="2"/>|00 <text:s text:c="5"/>|8.00 <text:s text:c="3"/>|10.40 <text:s text:c="5"/>|4.62 <text:s/>|2.00 <text:s/>|0.00 <text:s/>|0.40 <text:s text:c="5"/>|</text:p>
      <text:p text:style-name="P1">3 <text:s text:c="2"/>|2 <text:s text:c="6"/>|2 <text:s text:c="6"/>|you_ <text:s text:c="9"/>|you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3 <text:s text:c="2"/>|2 <text:s text:c="6"/>|2 <text:s text:c="6"/>|having_ <text:s text:c="6"/>|having_ <text:s text:c="6"/>|0 <text:s text:c="4"/>|51 <text:s text:c="3"/>|00 <text:s text:c="2"/>|00 <text:s text:c="5"/>|14.00 <text:s text:c="2"/>|20.40 <text:s text:c="5"/>|4.12 <text:s/>|2.00 <text:s/>|0.00 <text:s/>|0.40 <text:s text:c="5"/>|</text:p>
      <text:p text:style-name="P1">3 <text:s text:c="2"/>|2 <text:s text:c="6"/>|2 <text:s text:c="6"/>|trouble_ <text:s text:c="5"/>|trouble_ <text:s text:c="5"/>|0 <text:s text:c="4"/>|64 <text:s text:c="3"/>|00 <text:s text:c="2"/>|00 <text:s text:c="5"/>|16.00 <text:s text:c="2"/>|25.60 <text:s text:c="5"/>|3.75 <text:s/>|2.00 <text:s/>|0.00 <text:s/>|0.40 <text:s text:c="5"/>|</text:p>
      <text:p text:style-name="P1">3 <text:s text:c="2"/>|2 <text:s text:c="6"/>|2 <text:s text:c="6"/>|reading_ <text:s text:c="5"/>|reading_ <text:s text:c="5"/>|0 <text:s text:c="4"/>|56 <text:s text:c="3"/>|00 <text:s text:c="2"/>|00 <text:s text:c="5"/>|16.00 <text:s text:c="2"/>|22.40 <text:s text:c="5"/>|4.29 <text:s/>|2.00 <text:s/>|0.00 <text:s/>|0.40 <text:s text:c="5"/>|</text:p>
      <text:p text:style-name="P1">3 <text:s text:c="2"/>|2 <text:s text:c="6"/>|2 <text:s text:c="6"/>|my_ <text:s text:c="10"/>|my_ <text:s text:c="10"/>|0 <text:s text:c="4"/>|30 <text:s text:c="3"/>|00 <text:s text:c="2"/>|00 <text:s text:c="5"/>|6.00 <text:s text:c="3"/>|12.00 <text:s text:c="5"/>|3.00 <text:s/>|2.00 <text:s/>|0.00 <text:s/>|0.40 <text:s text:c="5"/>|</text:p>
      <text:p text:style-name="P1">3 <text:s text:c="2"/>|2 <text:s text:c="6"/>|2 <text:s text:c="6"/>|message_ <text:s text:c="5"/>|message_ <text:s text:c="5"/>|0 <text:s text:c="4"/>|85 <text:s text:c="3"/>|01 <text:s text:c="2"/>|00 <text:s text:c="5"/>|17.00 <text:s text:c="2"/>|34.00 <text:s text:c="5"/>|2.82 <text:s/>|2.12 <text:s/>|0.00 <text:s/>|0.40 <text:s text:c="5"/>|</text:p>
      <text:p text:style-name="P1">3 <text:s text:c="2"/>|2 <text:s text:c="6"/>|2 <text:s text:c="6"/>|. <text:s text:c="12"/>|. <text:s text:c="12"/>|0 <text:s text:c="4"/>|39 <text:s text:c="3"/>|01 <text:s text:c="2"/>|00 <text:s text:c="5"/>|3.00 <text:s text:c="3"/>|15.60 <text:s text:c="5"/>|0.77 <text:s/>|3.00 <text:s/>|0.00 <text:s/>|0.40 <text:s text:c="5"/>|</text:p>
      <text:p text:style-name="P1">3 <text:s text:c="2"/>|2 <text:s text:c="6"/>|2 <text:s text:c="6"/>|we_ <text:s text:c="10"/>|we_ <text:s text:c="10"/>|0 <text:s text:c="4"/>|22 <text:s text:c="3"/>|00 <text:s text:c="2"/>|00 <text:s text:c="5"/>|6.00 <text:s text:c="3"/>|8.80 <text:s text:c="6"/>|4.09 <text:s/>|2.00 <text:s/>|0.00 <text:s/>|0.40 <text:s text:c="5"/>|</text:p>
      <text:p text:style-name="P1">3 <text:s text:c="2"/>|2 <text:s text:c="6"/>|2 <text:s text:c="6"/>|are_ <text:s text:c="9"/>|are_ <text:s text:c="9"/>|0 <text:s text:c="4"/>|26 <text:s text:c="3"/>|00 <text:s text:c="2"/>|00 <text:s text:c="5"/>|8.00 <text:s text:c="3"/>|10.40 <text:s text:c="5"/>|4.62 <text:s/>|2.00 <text:s/>|0.00 <text:s/>|0.40 <text:s text:c="5"/>|</text:p>
      <text:p text:style-name="P1">3 <text:s text:c="2"/>|2 <text:s text:c="6"/>|2 <text:s text:c="6"/>|eating_ <text:s text:c="6"/>|eating_ <text:s text:c="6"/>|0 <text:s text:c="4"/>|52 <text:s text:c="3"/>|00 <text:s text:c="2"/>|00 <text:s text:c="5"/>|14.00 <text:s text:c="2"/>|20.80 <text:s text:c="5"/>|4.04 <text:s/>|2.00 <text:s/>|0.00 <text:s/>|0.40 <text:s text:c="5"/>|</text:p>
      <text:p text:style-name="P1">3 <text:s text:c="2"/>|2 <text:s text:c="6"/>|2 <text:s text:c="6"/>|burgers_ <text:s text:c="5"/>|burgers_ <text:s text:c="5"/>|0 <text:s text:c="4"/>|91 <text:s text:c="3"/>|01 <text:s text:c="2"/>|00 <text:s text:c="5"/>|17.00 <text:s text:c="2"/>|36.40 <text:s text:c="5"/>|2.64 <text:s/>|2.12 <text:s/>|0.00 <text:s/>|0.40 <text:s text:c="5"/>|</text:p>
      <text:p text:style-name="P1">3 <text:s text:c="2"/>|2 <text:s text:c="6"/>|2 <text:s text:c="6"/>|. <text:s text:c="12"/>|. <text:s text:c="12"/>|0 <text:s text:c="4"/>|15 <text:s text:c="3"/>|00 <text:s text:c="2"/>|00 <text:s text:c="5"/>|2.00 <text:s text:c="3"/>|6.00 <text:s text:c="6"/>|2.00 <text:s/>|2.00 <text:s/>|0.00 <text:s/>|0.40 <text:s text:c="5"/>|</text:p>
      <text:p text:style-name="P1">3 <text:s text:c="2"/>|2 <text:s text:c="6"/>|2 <text:s text:c="6"/>|i_ <text:s text:c="11"/>|i_ <text:s text:c="11"/>|0 <text:s text:c="4"/>|13 <text:s text:c="3"/>|00 <text:s text:c="2"/>|00 <text:s text:c="5"/>|4.00 <text:s text:c="3"/>|5.20 <text:s text:c="6"/>|4.62 <text:s/>|2.00 <text:s/>|0.00 <text:s/>|0.40 <text:s text:c="5"/>|</text:p>
      <text:p text:style-name="P1">3 <text:s text:c="2"/>|2 <text:s text:c="6"/>|2 <text:s text:c="6"/>|love_ <text:s text:c="8"/>|love_ <text:s text:c="8"/>|0 <text:s text:c="4"/>|38 <text:s text:c="3"/>|00 <text:s text:c="2"/>|00 <text:s text:c="5"/>|10.00 <text:s text:c="2"/>|15.20 <text:s text:c="5"/>|3.95 <text:s/>|2.00 <text:s/>|0.00 <text:s/>|0.40 <text:s text:c="5"/>|</text:p>
      <text:p text:style-name="P1">3 <text:s text:c="2"/>|2 <text:s text:c="6"/>|2 <text:s text:c="6"/>|math_ <text:s text:c="8"/>|math_ <text:s text:c="8"/>|0 <text:s text:c="4"/>|42 <text:s text:c="3"/>|00 <text:s text:c="2"/>|00 <text:s text:c="5"/>|10.00 <text:s text:c="2"/>|16.80 <text:s text:c="5"/>|3.57 <text:s/>|2.00 <text:s/>|0.00 <text:s/>|0.40 <text:s text:c="5"/>|</text:p>
      <text:p text:style-name="P1">3 <text:s text:c="2"/>|2 <text:s text:c="6"/>|2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2 <text:s text:c="6"/>|how_ <text:s text:c="9"/>|how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3 <text:s text:c="2"/>|2 <text:s text:c="6"/>|2 <text:s text:c="6"/>|did_ <text:s text:c="9"/>|did_ <text:s text:c="9"/>|0 <text:s text:c="4"/>|35 <text:s text:c="3"/>|00 <text:s text:c="2"/>|00 <text:s text:c="5"/>|8.00 <text:s text:c="3"/>|14.00 <text:s text:c="5"/>|3.43 <text:s/>|2.00 <text:s/>|0.00 <text:s/>|0.40 <text:s text:c="5"/>|</text:p>
      <text:p text:style-name="P1">3 <text:s text:c="2"/>|2 <text:s text:c="6"/>|2 <text:s text:c="6"/>|you_ <text:s text:c="9"/>|you_ <text:s text:c="9"/>|0 <text:s text:c="4"/>|42 <text:s text:c="3"/>|00 <text:s text:c="2"/>|00 <text:s text:c="5"/>|8.00 <text:s text:c="3"/>|16.80 <text:s text:c="5"/>|2.86 <text:s/>|2.00 <text:s/>|0.00 <text:s/>|0.40 <text:s text:c="5"/>|</text:p>
      <text:p text:style-name="P1">3 <text:s text:c="2"/>|2 <text:s text:c="6"/>|2 <text:s text:c="6"/>|know_ <text:s text:c="8"/>|know_ <text:s text:c="8"/>|0 <text:s text:c="4"/>|51 <text:s text:c="3"/>|00 <text:s text:c="2"/>|00 <text:s text:c="5"/>|10.00 <text:s text:c="2"/>|20.40 <text:s text:c="5"/>|2.94 <text:s/>|2.00 <text:s/>|0.00 <text:s/>|0.40 <text:s text:c="5"/>|</text:p>
      <text:p text:style-name="P1">3 <text:s text:c="2"/>|2 <text:s text:c="6"/>|2 <text:s text:c="6"/>|her_ <text:s text:c="9"/>|her_ <text:s text:c="9"/>|0 <text:s text:c="4"/>|37 <text:s text:c="3"/>|00 <text:s text:c="2"/>|00 <text:s text:c="5"/>|8.00 <text:s text:c="3"/>|14.80 <text:s text:c="5"/>|3.24 <text:s/>|2.00 <text:s/>|0.00 <text:s/>|0.40 <text:s text:c="5"/>|</text:p>
      <text:p text:style-name="P1">3 <text:s text:c="2"/>|2 <text:s text:c="6"/>|2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3 <text:s text:c="6"/>|do_ <text:s text:c="10"/>|do_ <text:s text:c="10"/>|0 <text:s text:c="4"/>|55 <text:s text:c="3"/>|01 <text:s text:c="2"/>|00 <text:s text:c="5"/>|7.00 <text:s text:c="3"/>|16.50 <text:s text:c="5"/>|2.18 <text:s/>|2.33 <text:s/>|0.00 <text:s/>|0.30 <text:s text:c="5"/>|</text:p>
      <text:p text:style-name="P1">3 <text:s text:c="2"/>|2 <text:s text:c="6"/>|3 <text:s text:c="6"/>|you_ <text:s text:c="9"/>|you_ <text:s text:c="9"/>|0 <text:s text:c="4"/>|97 <text:s text:c="3"/>|01 <text:s text:c="2"/>|01 <text:s text:c="5"/>|13.00 <text:s text:c="2"/>|29.10 <text:s text:c="5"/>|1.65 <text:s/>|3.25 <text:s/>|0.00 <text:s/>|0.30 <text:s text:c="5"/>|</text:p>
      <text:p text:style-name="P1">3 <text:s text:c="2"/>|2 <text:s text:c="6"/>|3 <text:s text:c="6"/>|know_ <text:s text:c="8"/>|know_ <text:s text:c="8"/>|0 <text:s text:c="4"/>|51 <text:s text:c="3"/>|00 <text:s text:c="2"/>|00 <text:s text:c="5"/>|10.00 <text:s text:c="2"/>|15.30 <text:s text:c="5"/>|3.92 <text:s/>|2.00 <text:s/>|0.00 <text:s/>|0.30 <text:s text:c="5"/>|</text:p>
      <text:p text:style-name="P1">3 <text:s text:c="2"/>|2 <text:s text:c="6"/>|3 <text:s text:c="6"/>|when_ <text:s text:c="8"/>|when_ <text:s text:c="8"/>|0 <text:s text:c="4"/>|42 <text:s text:c="3"/>|00 <text:s text:c="2"/>|00 <text:s text:c="5"/>|10.00 <text:s text:c="2"/>|12.60 <text:s text:c="5"/>|4.76 <text:s/>|2.00 <text:s/>|0.00 <text:s/>|0.30 <text:s text:c="5"/>|</text:p>
      <text:p text:style-name="P1">3 <text:s text:c="2"/>|2 <text:s text:c="6"/>|3 <text:s text:c="6"/>|the_ <text:s text:c="9"/>|the_ <text:s text:c="9"/>|0 <text:s text:c="4"/>|64 <text:s text:c="3"/>|01 <text:s text:c="2"/>|00 <text:s text:c="5"/>|9.00 <text:s text:c="3"/>|19.20 <text:s text:c="5"/>|2.50 <text:s/>|2.25 <text:s/>|0.00 <text:s/>|0.30 <text:s text:c="5"/>|</text:p>
      <text:p text:style-name="P1">3 <text:s text:c="2"/>|2 <text:s text:c="6"/>|3 <text:s text:c="6"/>|mail_ <text:s text:c="8"/>|mail_ <text:s text:c="8"/>|0 <text:s text:c="4"/>|36 <text:s text:c="3"/>|00 <text:s text:c="2"/>|00 <text:s text:c="5"/>|10.00 <text:s text:c="2"/>|10.80 <text:s text:c="5"/>|5.56 <text:s/>|2.00 <text:s/>|0.00 <text:s/>|0.30 <text:s text:c="5"/>|</text:p>
      <text:p text:style-name="P1">3 <text:s text:c="2"/>|2 <text:s text:c="6"/>|3 <text:s text:c="6"/>|comes_ <text:s text:c="7"/>|comes_ <text:s text:c="7"/>|0 <text:s text:c="4"/>|47 <text:s text:c="3"/>|00 <text:s text:c="2"/>|00 <text:s text:c="5"/>|12.00 <text:s text:c="2"/>|14.10 <text:s text:c="5"/>|5.11 <text:s/>|2.00 <text:s/>|0.00 <text:s/>|0.30 <text:s text:c="5"/>|</text:p>
      <text:p text:style-name="P1">3 <text:s text:c="2"/>|2 <text:s text:c="6"/>|3 <text:s text:c="6"/>|. <text:s text:c="12"/>|ea <text:s text:c="11"/>|1 <text:s text:c="4"/>|50 <text:s text:c="3"/>|01 <text:s text:c="2"/>|00 <text:s text:c="5"/>|5.00 <text:s text:c="3"/>|15.00 <text:s text:c="5"/>|1.60 <text:s/>|5.00 <text:s/>|200.00|0.30 <text:s text:c="5"/>|</text:p>
      <text:p text:style-name="P1">3 <text:s text:c="2"/>|2 <text:s text:c="6"/>|3 <text:s text:c="6"/>|really_ <text:s text:c="6"/>|really_ <text:s text:c="6"/>|0 <text:s text:c="4"/>|90 <text:s text:c="3"/>|00 <text:s text:c="2"/>|01 <text:s text:c="5"/>|18.00 <text:s text:c="2"/>|27.00 <text:s text:c="5"/>|3.11 <text:s/>|2.57 <text:s/>|0.00 <text:s/>|0.30 <text:s text:c="5"/>|</text:p>
      <text:p text:style-name="P1">3 <text:s text:c="2"/>|2 <text:s text:c="6"/>|3 <text:s text:c="6"/>|enjoyed_ <text:s text:c="5"/>|enjoyed_ <text:s text:c="5"/>|0 <text:s text:c="4"/>|146 <text:s text:c="2"/>|01 <text:s text:c="2"/>|02 <text:s text:c="5"/>|25.00 <text:s text:c="2"/>|43.80 <text:s text:c="5"/>|2.19 <text:s/>|3.12 <text:s/>|0.00 <text:s/>|0.30 <text:s text:c="5"/>|</text:p>
      <text:p text:style-name="P1">3 <text:s text:c="2"/>|2 <text:s text:c="6"/>|3 <text:s text:c="6"/>|your_ <text:s text:c="8"/>|your_ <text:s text:c="8"/>|0 <text:s text:c="4"/>|45 <text:s text:c="3"/>|00 <text:s text:c="2"/>|00 <text:s text:c="5"/>|10.00 <text:s text:c="2"/>|13.50 <text:s text:c="5"/>|4.44 <text:s/>|2.00 <text:s/>|0.00 <text:s/>|0.30 <text:s text:c="5"/>|</text:p>
      <text:p text:style-name="P1">3 <text:s text:c="2"/>|2 <text:s text:c="6"/>|3 <text:s text:c="6"/>|company_ <text:s text:c="5"/>|company_ <text:s text:c="5"/>|0 <text:s text:c="4"/>|64 <text:s text:c="3"/>|00 <text:s text:c="2"/>|00 <text:s text:c="5"/>|16.00 <text:s text:c="2"/>|19.20 <text:s text:c="5"/>|5.00 <text:s/>|2.00 <text:s/>|0.00 <text:s/>|0.30 <text:s text:c="5"/>|</text:p>
      <text:p text:style-name="P1">3 <text:s text:c="2"/>|2 <text:s text:c="6"/>|3 <text:s text:c="6"/>|. <text:s text:c="12"/>|. <text:s text:c="12"/>|0 <text:s text:c="4"/>|47 <text:s text:c="3"/>|00 <text:s text:c="2"/>|02 <text:s text:c="5"/>|10.00 <text:s text:c="2"/>|14.10 <text:s text:c="5"/>|0.85 <text:s/>|10.00 |0.00 <text:s/>|0.30 <text:s text:c="5"/>|</text:p>
      <text:p text:style-name="P1">3 <text:s text:c="2"/>|2 <text:s text:c="6"/>|3 <text:s text:c="6"/>|talk_ <text:s text:c="8"/>|talkg_ <text:s text:c="7"/>|1 <text:s text:c="4"/>|72 <text:s text:c="3"/>|00 <text:s text:c="2"/>|01 <text:s text:c="5"/>|16.00 <text:s text:c="2"/>|21.60 <text:s text:c="5"/>|3.33 <text:s/>|3.20 <text:s/>|20.00 |0.30 <text:s text:c="5"/>|</text:p>
      <text:p text:style-name="P1">3 <text:s text:c="2"/>|2 <text:s text:c="6"/>|3 <text:s text:c="6"/>|to_ <text:s text:c="10"/>|to_ <text:s text:c="10"/>|0 <text:s text:c="4"/>|39 <text:s text:c="3"/>|00 <text:s text:c="2"/>|00 <text:s text:c="5"/>|6.00 <text:s text:c="3"/>|11.70 <text:s text:c="5"/>|3.08 <text:s/>|2.00 <text:s/>|0.00 <text:s/>|0.30 <text:s text:c="5"/>|</text:p>
      <text:p text:style-name="P1">3 <text:s text:c="2"/>|2 <text:s text:c="6"/>|3 <text:s text:c="6"/>|you_ <text:s text:c="9"/>|you_ <text:s text:c="9"/>|0 <text:s text:c="4"/>|35 <text:s text:c="3"/>|00 <text:s text:c="2"/>|00 <text:s text:c="5"/>|8.00 <text:s text:c="3"/>|10.50 <text:s text:c="5"/>|4.57 <text:s/>|2.00 <text:s/>|0.00 <text:s/>|0.30 <text:s text:c="5"/>|</text:p>
      <text:p text:style-name="P1">3 <text:s text:c="2"/>|2 <text:s text:c="6"/>|3 <text:s text:c="6"/>|again_ <text:s text:c="7"/>|again_ <text:s text:c="7"/>|0 <text:s text:c="4"/>|71 <text:s text:c="3"/>|01 <text:s text:c="2"/>|00 <text:s text:c="5"/>|13.00 <text:s text:c="2"/>|21.30 <text:s text:c="5"/>|3.38 <text:s/>|2.17 <text:s/>|0.00 <text:s/>|0.30 <text:s text:c="5"/>|</text:p>
      <text:p text:style-name="P1">3 <text:s text:c="2"/>|2 <text:s text:c="6"/>|3 <text:s text:c="6"/>|tomorrow_ <text:s text:c="4"/>|tomorrp_ <text:s text:c="5"/>|1 <text:s text:c="4"/>|98 <text:s text:c="3"/>|01 <text:s text:c="2"/>|00 <text:s text:c="5"/>|17.00 <text:s text:c="2"/>|29.40 <text:s text:c="5"/>|3.27 <text:s/>|1.89 <text:s/>|22.22 |0.30 <text:s text:c="5"/>|</text:p>
      <text:p text:style-name="P1">3 <text:s text:c="2"/>|2 <text:s text:c="6"/>|3 <text:s text:c="6"/>|. <text:s text:c="12"/>|. <text:s text:c="12"/>|0 <text:s text:c="4"/>|15 <text:s text:c="3"/>|00 <text:s text:c="2"/>|00 <text:s text:c="5"/>|2.00 <text:s text:c="3"/>|4.50 <text:s text:c="6"/>|2.67 <text:s/>|2.00 <text:s/>|0.00 <text:s/>|0.30 <text:s text:c="5"/>|</text:p>
      <text:p text:style-name="P1">3 <text:s text:c="2"/>|2 <text:s text:c="6"/>|3 <text:s text:c="6"/>|which_ <text:s text:c="7"/>|which_ <text:s text:c="7"/>|0 <text:s text:c="4"/>|78 <text:s text:c="3"/>|01 <text:s text:c="2"/>|00 <text:s text:c="5"/>|13.00 <text:s text:c="2"/>|23.40 <text:s text:c="5"/>|3.08 <text:s/>|2.17 <text:s/>|0.00 <text:s/>|0.30 <text:s text:c="5"/>|</text:p>
      <text:p text:style-name="P1">3 <text:s text:c="2"/>|2 <text:s text:c="6"/>|3 <text:s text:c="6"/>|button_ <text:s text:c="6"/>|button_ <text:s text:c="6"/>|0 <text:s text:c="4"/>|94 <text:s text:c="3"/>|01 <text:s text:c="2"/>|00 <text:s text:c="5"/>|15.00 <text:s text:c="2"/>|28.20 <text:s text:c="5"/>|2.98 <text:s/>|2.14 <text:s/>|0.00 <text:s/>|0.30 <text:s text:c="5"/>|</text:p>
      <text:p text:style-name="P1">3 <text:s text:c="2"/>|2 <text:s text:c="6"/>|3 <text:s text:c="6"/>|do_ <text:s text:c="10"/>|do_ <text:s text:c="10"/>|0 <text:s text:c="4"/>|22 <text:s text:c="3"/>|00 <text:s text:c="2"/>|00 <text:s text:c="5"/>|6.00 <text:s text:c="3"/>|6.60 <text:s text:c="6"/>|5.45 <text:s/>|2.00 <text:s/>|0.00 <text:s/>|0.30 <text:s text:c="5"/>|</text:p>
      <text:p text:style-name="P1">3 <text:s text:c="2"/>|2 <text:s text:c="6"/>|3 <text:s text:c="6"/>|i_ <text:s text:c="11"/>|i_ <text:s text:c="11"/>|0 <text:s text:c="4"/>|36 <text:s text:c="3"/>|00 <text:s text:c="2"/>|01 <text:s text:c="5"/>|8.00 <text:s text:c="3"/>|10.80 <text:s text:c="5"/>|2.22 <text:s/>|4.00 <text:s/>|0.00 <text:s/>|0.30 <text:s text:c="5"/>|</text:p>
      <text:p text:style-name="P1">3 <text:s text:c="2"/>|2 <text:s text:c="6"/>|3 <text:s text:c="6"/>|press_ <text:s text:c="7"/>|press_ <text:s text:c="7"/>|0 <text:s text:c="4"/>|53 <text:s text:c="3"/>|00 <text:s text:c="2"/>|00 <text:s text:c="5"/>|12.00 <text:s text:c="2"/>|15.90 <text:s text:c="5"/>|4.53 <text:s/>|2.00 <text:s/>|0.00 <text:s/>|0.30 <text:s text:c="5"/>|</text:p>
      <text:p text:style-name="P1">3 <text:s text:c="2"/>|2 <text:s text:c="6"/>|3 <text:s text:c="6"/>|. <text:s text:c="12"/>|. <text:s text:c="12"/>|0 <text:s text:c="4"/>|09 <text:s text:c="3"/>|00 <text:s text:c="2"/>|00 <text:s text:c="5"/>|2.00 <text:s text:c="3"/>|2.70 <text:s text:c="6"/>|4.44 <text:s/>|2.00 <text:s/>|0.00 <text:s/>|0.30 <text:s text:c="5"/>|</text:p>
      <text:p text:style-name="P1">3 <text:s text:c="2"/>|2 <text:s text:c="6"/>|4 <text:s text:c="6"/>|i_ <text:s text:c="11"/>|i_ <text:s text:c="11"/>|0 <text:s text:c="4"/>|14 <text:s text:c="3"/>|00 <text:s text:c="2"/>|00 <text:s text:c="5"/>|4.00 <text:s text:c="3"/>|5.60 <text:s text:c="6"/>|4.29 <text:s/>|2.00 <text:s/>|0.00 <text:s/>|0.40 <text:s text:c="5"/>|</text:p>
      <text:p text:style-name="P1">3 <text:s text:c="2"/>|2 <text:s text:c="6"/>|4 <text:s text:c="6"/>|really_ <text:s text:c="6"/>|really_ <text:s text:c="6"/>|0 <text:s text:c="4"/>|57 <text:s text:c="3"/>|00 <text:s text:c="2"/>|00 <text:s text:c="5"/>|14.00 <text:s text:c="2"/>|22.80 <text:s text:c="5"/>|3.68 <text:s/>|2.00 <text:s/>|0.00 <text:s/>|0.40 <text:s text:c="5"/>|</text:p>
      <text:p text:style-name="P1">3 <text:s text:c="2"/>|2 <text:s text:c="6"/>|4 <text:s text:c="6"/>|love_ <text:s text:c="8"/>|love_ <text:s text:c="8"/>|0 <text:s text:c="4"/>|38 <text:s text:c="3"/>|00 <text:s text:c="2"/>|00 <text:s text:c="5"/>|10.00 <text:s text:c="2"/>|15.20 <text:s text:c="5"/>|3.95 <text:s/>|2.00 <text:s/>|0.00 <text:s/>|0.40 <text:s text:c="5"/>|</text:p>
      <text:p text:style-name="P1">3 <text:s text:c="2"/>|2 <text:s text:c="6"/>|4 <text:s text:c="6"/>|you_ <text:s text:c="9"/>|you_ <text:s text:c="9"/>|0 <text:s text:c="4"/>|35 <text:s text:c="3"/>|00 <text:s text:c="2"/>|00 <text:s text:c="5"/>|8.00 <text:s text:c="3"/>|14.00 <text:s text:c="5"/>|3.43 <text:s/>|2.00 <text:s/>|0.00 <text:s/>|0.40 <text:s text:c="5"/>|</text:p>
      <text:p text:style-name="P1">3 <text:s text:c="2"/>|2 <text:s text:c="6"/>|4 <text:s text:c="6"/>|guys_ <text:s text:c="8"/>|guys_ <text:s text:c="8"/>|0 <text:s text:c="4"/>|46 <text:s text:c="3"/>|00 <text:s text:c="2"/>|00 <text:s text:c="5"/>|10.00 <text:s text:c="2"/>|18.40 <text:s text:c="5"/>|3.26 <text:s/>|2.00 <text:s/>|0.00 <text:s/>|0.40 <text:s text:c="5"/>|</text:p>
      <text:p text:style-name="P1">3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4 <text:s text:c="6"/>|will_ <text:s text:c="8"/>|will_ <text:s text:c="8"/>|0 <text:s text:c="4"/>|48 <text:s text:c="3"/>|00 <text:s text:c="2"/>|00 <text:s text:c="5"/>|10.00 <text:s text:c="2"/>|19.20 <text:s text:c="5"/>|3.12 <text:s/>|2.00 <text:s/>|0.00 <text:s/>|0.40 <text:s text:c="5"/>|</text:p>
      <text:p text:style-name="P1">3 <text:s text:c="2"/>|2 <text:s text:c="6"/>|4 <text:s text:c="6"/>|you_ <text:s text:c="9"/>|you_ <text:s text:c="9"/>|0 <text:s text:c="4"/>|52 <text:s text:c="3"/>|00 <text:s text:c="2"/>|01 <text:s text:c="5"/>|12.00 <text:s text:c="2"/>|20.80 <text:s text:c="5"/>|2.31 <text:s/>|3.00 <text:s/>|0.00 <text:s/>|0.40 <text:s text:c="5"/>|</text:p>
      <text:p text:style-name="P1">3 <text:s text:c="2"/>|2 <text:s text:c="6"/>|4 <text:s text:c="6"/>|come_ <text:s text:c="8"/>|come_ <text:s text:c="8"/>|0 <text:s text:c="4"/>|36 <text:s text:c="3"/>|00 <text:s text:c="2"/>|00 <text:s text:c="5"/>|10.00 <text:s text:c="2"/>|14.40 <text:s text:c="5"/>|4.17 <text:s/>|2.00 <text:s/>|0.00 <text:s/>|0.40 <text:s text:c="5"/>|</text:p>
      <text:p text:style-name="P1">3 <text:s text:c="2"/>|2 <text:s text:c="6"/>|4 <text:s text:c="6"/>|with_ <text:s text:c="8"/>|with_ <text:s text:c="8"/>|0 <text:s text:c="4"/>|50 <text:s text:c="3"/>|00 <text:s text:c="2"/>|00 <text:s text:c="5"/>|10.00 <text:s text:c="2"/>|20.00 <text:s text:c="5"/>|3.00 <text:s/>|2.00 <text:s/>|0.00 <text:s/>|0.40 <text:s text:c="5"/>|</text:p>
      <text:p text:style-name="P1">3 <text:s text:c="2"/>|2 <text:s text:c="6"/>|4 <text:s text:c="6"/>|me_ <text:s text:c="10"/>|me_ <text:s text:c="10"/>|0 <text:s text:c="4"/>|23 <text:s text:c="3"/>|00 <text:s text:c="2"/>|00 <text:s text:c="5"/>|6.00 <text:s text:c="3"/>|9.20 <text:s text:c="6"/>|3.91 <text:s/>|2.00 <text:s/>|0.00 <text:s/>|0.40 <text:s text:c="5"/>|</text:p>
      <text:p text:style-name="P1">3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4 <text:s text:c="6"/>|you_ <text:s text:c="9"/>|you_ <text:s text:c="9"/>|0 <text:s text:c="4"/>|35 <text:s text:c="3"/>|00 <text:s text:c="2"/>|00 <text:s text:c="5"/>|8.00 <text:s text:c="3"/>|14.00 <text:s text:c="5"/>|3.43 <text:s/>|2.00 <text:s/>|0.00 <text:s/>|0.40 <text:s text:c="5"/>|</text:p>
      <text:p text:style-name="P1">3 <text:s text:c="2"/>|2 <text:s text:c="6"/>|4 <text:s text:c="6"/>|are_ <text:s text:c="9"/>|are_ <text:s text:c="9"/>|0 <text:s text:c="4"/>|42 <text:s text:c="3"/>|00 <text:s text:c="2"/>|01 <text:s text:c="5"/>|12.00 <text:s text:c="2"/>|16.80 <text:s text:c="5"/>|2.86 <text:s/>|3.00 <text:s/>|0.00 <text:s/>|0.40 <text:s text:c="5"/>|</text:p>
      <text:p text:style-name="P1">3 <text:s text:c="2"/>|2 <text:s text:c="6"/>|4 <text:s text:c="6"/>|amazing_ <text:s text:c="5"/>|amazing_ <text:s text:c="5"/>|0 <text:s text:c="4"/>|98 <text:s text:c="3"/>|01 <text:s text:c="2"/>|00 <text:s text:c="5"/>|17.00 <text:s text:c="2"/>|39.20 <text:s text:c="5"/>|2.45 <text:s/>|2.12 <text:s/>|0.00 <text:s/>|0.40 <text:s text:c="5"/>|</text:p>
      <text:p text:style-name="P1">3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4 <text:s text:c="6"/>|nice_ <text:s text:c="8"/>|nice_ <text:s text:c="8"/>|0 <text:s text:c="4"/>|36 <text:s text:c="3"/>|00 <text:s text:c="2"/>|00 <text:s text:c="5"/>|10.00 <text:s text:c="2"/>|14.40 <text:s text:c="5"/>|4.17 <text:s/>|2.00 <text:s/>|0.00 <text:s/>|0.40 <text:s text:c="5"/>|</text:p>
      <text:p text:style-name="P1">3 <text:s text:c="2"/>|2 <text:s text:c="6"/>|4 <text:s text:c="6"/>|place_ <text:s text:c="7"/>|place_ <text:s text:c="7"/>|0 <text:s text:c="4"/>|52 <text:s text:c="3"/>|00 <text:s text:c="2"/>|00 <text:s text:c="5"/>|12.00 <text:s text:c="2"/>|20.80 <text:s text:c="5"/>|3.46 <text:s/>|2.00 <text:s/>|0.00 <text:s/>|0.40 <text:s text:c="5"/>|</text:p>
      <text:p text:style-name="P1">3 <text:s text:c="2"/>|2 <text:s text:c="6"/>|4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2 <text:s text:c="6"/>|4 <text:s text:c="6"/>|just_ <text:s text:c="8"/>|just_ <text:s text:c="8"/>|0 <text:s text:c="4"/>|45 <text:s text:c="3"/>|00 <text:s text:c="2"/>|00 <text:s text:c="5"/>|10.00 <text:s text:c="2"/>|18.00 <text:s text:c="5"/>|3.33 <text:s/>|2.00 <text:s/>|0.00 <text:s/>|0.40 <text:s text:c="5"/>|</text:p>
      <text:p text:style-name="P1">3 <text:s text:c="2"/>|2 <text:s text:c="6"/>|4 <text:s text:c="6"/>|saying_ <text:s text:c="6"/>|saying_ <text:s text:c="6"/>|0 <text:s text:c="4"/>|124 <text:s text:c="2"/>|01 <text:s text:c="2"/>|01 <text:s text:c="5"/>|19.00 <text:s text:c="2"/>|49.60 <text:s text:c="5"/>|1.69 <text:s/>|2.71 <text:s/>|0.00 <text:s/>|0.40 <text:s text:c="5"/>|</text:p>
      <text:p text:style-name="P1">3 <text:s text:c="2"/>|2 <text:s text:c="6"/>|4 <text:s text:c="6"/>|hi_ <text:s text:c="10"/>|hi_ <text:s text:c="10"/>|0 <text:s text:c="4"/>|21 <text:s text:c="3"/>|00 <text:s text:c="2"/>|00 <text:s text:c="5"/>|6.00 <text:s text:c="3"/>|8.40 <text:s text:c="6"/>|4.29 <text:s/>|2.00 <text:s/>|0.00 <text:s/>|0.40 <text:s text:c="5"/>|</text:p>
      <text:p text:style-name="P1">3 <text:s text:c="2"/>|2 <text:s text:c="6"/>|4 <text:s text:c="6"/>|. <text:s text:c="12"/>|. <text:s text:c="12"/>|0 <text:s text:c="4"/>|39 <text:s text:c="3"/>|01 <text:s text:c="2"/>|00 <text:s text:c="5"/>|3.00 <text:s text:c="3"/>|15.60 <text:s text:c="5"/>|0.77 <text:s/>|3.00 <text:s/>|0.00 <text:s/>|0.4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16.50 <text:s text:c="5"/>|2.91 <text:s/>|2.00 <text:s/>|0.00 <text:s/>|0.50 <text:s text:c="5"/>|</text:p>
      <text:p text:style-name="P1">3 <text:s text:c="2"/>|3 <text:s text:c="6"/>|1 <text:s text:c="6"/>|quick_ <text:s text:c="7"/>|quick_ <text:s text:c="7"/>|0 <text:s text:c="4"/>|77 <text:s text:c="3"/>|01 <text:s text:c="2"/>|00 <text:s text:c="5"/>|13.00 <text:s text:c="2"/>|38.50 <text:s text:c="5"/>|1.87 <text:s/>|2.17 <text:s/>|0.00 <text:s/>|0.50 <text:s text:c="5"/>|</text:p>
      <text:p text:style-name="P1">3 <text:s text:c="2"/>|3 <text:s text:c="6"/>|1 <text:s text:c="6"/>|brown_ <text:s text:c="7"/>|brown_ <text:s text:c="7"/>|0 <text:s text:c="4"/>|57 <text:s text:c="3"/>|00 <text:s text:c="2"/>|00 <text:s text:c="5"/>|12.00 <text:s text:c="2"/>|28.50 <text:s text:c="5"/>|2.53 <text:s/>|2.00 <text:s/>|0.00 <text:s/>|0.50 <text:s text:c="5"/>|</text:p>
      <text:p text:style-name="P1">3 <text:s text:c="2"/>|3 <text:s text:c="6"/>|1 <text:s text:c="6"/>|fox_ <text:s text:c="9"/>|fox_ <text:s text:c="9"/>|0 <text:s text:c="4"/>|39 <text:s text:c="3"/>|00 <text:s text:c="2"/>|00 <text:s text:c="5"/>|8.00 <text:s text:c="3"/>|19.50 <text:s text:c="5"/>|2.46 <text:s/>|2.00 <text:s/>|0.00 <text:s/>|0.50 <text:s text:c="5"/>|</text:p>
      <text:p text:style-name="P1">3 <text:s text:c="2"/>|3 <text:s text:c="6"/>|1 <text:s text:c="6"/>|jumps_ <text:s text:c="7"/>|jumps_ <text:s text:c="7"/>|0 <text:s text:c="4"/>|52 <text:s text:c="3"/>|00 <text:s text:c="2"/>|00 <text:s text:c="5"/>|12.00 <text:s text:c="2"/>|26.00 <text:s text:c="5"/>|2.77 <text:s/>|2.00 <text:s/>|0.00 <text:s/>|0.50 <text:s text:c="5"/>|</text:p>
      <text:p text:style-name="P1">3 <text:s text:c="2"/>|3 <text:s text:c="6"/>|1 <text:s text:c="6"/>|over_ <text:s text:c="8"/>|over_ <text:s text:c="8"/>|0 <text:s text:c="4"/>|38 <text:s text:c="3"/>|00 <text:s text:c="2"/>|00 <text:s text:c="5"/>|10.00 <text:s text:c="2"/>|19.00 <text:s text:c="5"/>|3.16 <text:s/>|2.00 <text:s/>|0.00 <text:s/>|0.5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16.50 <text:s text:c="5"/>|2.91 <text:s/>|2.00 <text:s/>|0.00 <text:s/>|0.50 <text:s text:c="5"/>|</text:p>
      <text:p text:style-name="P1">3 <text:s text:c="2"/>|3 <text:s text:c="6"/>|1 <text:s text:c="6"/>|lazy_ <text:s text:c="8"/>|lazy_ <text:s text:c="8"/>|0 <text:s text:c="4"/>|46 <text:s text:c="3"/>|00 <text:s text:c="2"/>|00 <text:s text:c="5"/>|10.00 <text:s text:c="2"/>|23.00 <text:s text:c="5"/>|2.61 <text:s/>|2.00 <text:s/>|0.00 <text:s/>|0.50 <text:s text:c="5"/>|</text:p>
      <text:p text:style-name="P1">3 <text:s text:c="2"/>|3 <text:s text:c="6"/>|1 <text:s text:c="6"/>|dog_ <text:s text:c="9"/>|dog_ <text:s text:c="9"/>|0 <text:s text:c="4"/>|29 <text:s text:c="3"/>|00 <text:s text:c="2"/>|00 <text:s text:c="5"/>|8.00 <text:s text:c="3"/>|14.50 <text:s text:c="5"/>|3.31 <text:s/>|2.00 <text:s/>|0.00 <text:s/>|0.50 <text:s text:c="5"/>|</text:p>
      <text:p text:style-name="P1">3 <text:s text:c="2"/>|3 <text:s text:c="6"/>|1 <text:s text:c="6"/>|. <text:s text:c="12"/>|. <text:s text:c="12"/>|0 <text:s text:c="4"/>|09 <text:s text:c="3"/>|00 <text:s text:c="2"/>|00 <text:s text:c="5"/>|2.00 <text:s text:c="3"/>|4.50 <text:s text:c="6"/>|2.67 <text:s/>|2.00 <text:s/>|0.00 <text:s/>|0.5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<text:soft-page-break/>user|session |subsess |grnd_truth <text:s text:c="3"/>|select <text:s text:c="7"/>|is_err|nscans|nundo|n_delete|n_clicks|total_time |wpm <text:s text:c="2"/>|cpc <text:s text:c="2"/>|%error|scan_delay|</text:p>
      <text:p text:style-name="P1">3 <text:s text:c="2"/>|3 <text:s text:c="6"/>|1 <text:s text:c="6"/>|quick_ <text:s text:c="7"/>|quick_ <text:s text:c="7"/>|0 <text:s text:c="4"/>|45 <text:s text:c="3"/>|00 <text:s text:c="2"/>|00 <text:s text:c="5"/>|12.00 <text:s text:c="2"/>|18.00 <text:s text:c="5"/>|4.00 <text:s/>|2.00 <text:s/>|0.00 <text:s/>|0.40 <text:s text:c="5"/>|</text:p>
      <text:p text:style-name="P1">3 <text:s text:c="2"/>|3 <text:s text:c="6"/>|1 <text:s text:c="6"/>|brown_ <text:s text:c="7"/>|browm_ <text:s text:c="7"/>|1 <text:s text:c="4"/>|56 <text:s text:c="3"/>|00 <text:s text:c="2"/>|00 <text:s text:c="5"/>|12.00 <text:s text:c="2"/>|22.40 <text:s text:c="5"/>|3.21 <text:s/>|2.00 <text:s/>|16.67 |0.40 <text:s text:c="5"/>|</text:p>
      <text:p text:style-name="P1">3 <text:s text:c="2"/>|3 <text:s text:c="6"/>|1 <text:s text:c="6"/>|fox_ <text:s text:c="9"/>|fox_ <text:s text:c="9"/>|0 <text:s text:c="4"/>|32 <text:s text:c="3"/>|00 <text:s text:c="2"/>|00 <text:s text:c="5"/>|8.00 <text:s text:c="3"/>|12.80 <text:s text:c="5"/>|3.75 <text:s/>|2.00 <text:s/>|0.00 <text:s/>|0.40 <text:s text:c="5"/>|</text:p>
      <text:p text:style-name="P1">3 <text:s text:c="2"/>|3 <text:s text:c="6"/>|1 <text:s text:c="6"/>|jumps_ <text:s text:c="7"/>|jumps_ <text:s text:c="7"/>|0 <text:s text:c="4"/>|52 <text:s text:c="3"/>|00 <text:s text:c="2"/>|00 <text:s text:c="5"/>|12.00 <text:s text:c="2"/>|20.80 <text:s text:c="5"/>|3.46 <text:s/>|2.00 <text:s/>|0.00 <text:s/>|0.40 <text:s text:c="5"/>|</text:p>
      <text:p text:style-name="P1">3 <text:s text:c="2"/>|3 <text:s text:c="6"/>|1 <text:s text:c="6"/>|over_ <text:s text:c="8"/>|over_ <text:s text:c="8"/>|0 <text:s text:c="4"/>|39 <text:s text:c="3"/>|00 <text:s text:c="2"/>|00 <text:s text:c="5"/>|10.00 <text:s text:c="2"/>|15.60 <text:s text:c="5"/>|3.85 <text:s/>|2.00 <text:s/>|0.00 <text:s/>|0.4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13.20 <text:s text:c="5"/>|3.64 <text:s/>|2.00 <text:s/>|0.00 <text:s/>|0.40 <text:s text:c="5"/>|</text:p>
      <text:p text:style-name="P1">3 <text:s text:c="2"/>|3 <text:s text:c="6"/>|1 <text:s text:c="6"/>|lazy_ <text:s text:c="8"/>|lazy_ <text:s text:c="8"/>|0 <text:s text:c="4"/>|46 <text:s text:c="3"/>|00 <text:s text:c="2"/>|00 <text:s text:c="5"/>|10.00 <text:s text:c="2"/>|18.40 <text:s text:c="5"/>|3.26 <text:s/>|2.00 <text:s/>|0.00 <text:s/>|0.40 <text:s text:c="5"/>|</text:p>
      <text:p text:style-name="P1">3 <text:s text:c="2"/>|3 <text:s text:c="6"/>|1 <text:s text:c="6"/>|dog_ <text:s text:c="9"/>|dog_ <text:s text:c="9"/>|0 <text:s text:c="4"/>|36 <text:s text:c="3"/>|00 <text:s text:c="2"/>|00 <text:s text:c="5"/>|8.00 <text:s text:c="3"/>|14.40 <text:s text:c="5"/>|3.33 <text:s/>|2.00 <text:s/>|0.00 <text:s/>|0.40 <text:s text:c="5"/>|</text:p>
      <text:p text:style-name="P1">3 <text:s text:c="2"/>|3 <text:s text:c="6"/>|1 <text:s text:c="6"/>|. <text:s text:c="12"/>|. <text:s text:c="12"/>|0 <text:s text:c="4"/>|09 <text:s text:c="3"/>|00 <text:s text:c="2"/>|00 <text:s text:c="5"/>|2.00 <text:s text:c="3"/>|3.60 <text:s text:c="6"/>|3.33 <text:s/>|2.00 <text:s/>|0.00 <text:s/>|0.4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9.90 <text:s text:c="6"/>|4.85 <text:s/>|2.00 <text:s/>|0.00 <text:s/>|0.30 <text:s text:c="5"/>|</text:p>
      <text:p text:style-name="P1">3 <text:s text:c="2"/>|3 <text:s text:c="6"/>|1 <text:s text:c="6"/>|quick_ <text:s text:c="7"/>|quick_ <text:s text:c="7"/>|0 <text:s text:c="4"/>|45 <text:s text:c="3"/>|00 <text:s text:c="2"/>|00 <text:s text:c="5"/>|12.00 <text:s text:c="2"/>|13.50 <text:s text:c="5"/>|5.33 <text:s/>|2.00 <text:s/>|0.00 <text:s/>|0.30 <text:s text:c="5"/>|</text:p>
      <text:p text:style-name="P1">3 <text:s text:c="2"/>|3 <text:s text:c="6"/>|1 <text:s text:c="6"/>|brown_ <text:s text:c="7"/>|brown_ <text:s text:c="7"/>|0 <text:s text:c="4"/>|85 <text:s text:c="3"/>|01 <text:s text:c="2"/>|00 <text:s text:c="5"/>|13.00 <text:s text:c="2"/>|25.50 <text:s text:c="5"/>|2.82 <text:s/>|2.17 <text:s/>|0.00 <text:s/>|0.30 <text:s text:c="5"/>|</text:p>
      <text:p text:style-name="P1">3 <text:s text:c="2"/>|3 <text:s text:c="6"/>|1 <text:s text:c="6"/>|fox_ <text:s text:c="9"/>|fox_ <text:s text:c="9"/>|0 <text:s text:c="4"/>|32 <text:s text:c="3"/>|00 <text:s text:c="2"/>|00 <text:s text:c="5"/>|8.00 <text:s text:c="3"/>|9.60 <text:s text:c="6"/>|5.00 <text:s/>|2.00 <text:s/>|0.00 <text:s/>|0.30 <text:s text:c="5"/>|</text:p>
      <text:p text:style-name="P1">3 <text:s text:c="2"/>|3 <text:s text:c="6"/>|1 <text:s text:c="6"/>|jumps_ <text:s text:c="7"/>|jumps_ <text:s text:c="7"/>|0 <text:s text:c="4"/>|52 <text:s text:c="3"/>|00 <text:s text:c="2"/>|00 <text:s text:c="5"/>|12.00 <text:s text:c="2"/>|15.60 <text:s text:c="5"/>|4.62 <text:s/>|2.00 <text:s/>|0.00 <text:s/>|0.30 <text:s text:c="5"/>|</text:p>
      <text:p text:style-name="P1">3 <text:s text:c="2"/>|3 <text:s text:c="6"/>|1 <text:s text:c="6"/>|over_ <text:s text:c="8"/>|over_ <text:s text:c="8"/>|0 <text:s text:c="4"/>|38 <text:s text:c="3"/>|00 <text:s text:c="2"/>|00 <text:s text:c="5"/>|10.00 <text:s text:c="2"/>|11.40 <text:s text:c="5"/>|5.26 <text:s/>|2.00 <text:s/>|0.00 <text:s/>|0.30 <text:s text:c="5"/>|</text:p>
      <text:p text:style-name="P1">3 <text:s text:c="2"/>|3 <text:s text:c="6"/>|1 <text:s text:c="6"/>|the_ <text:s text:c="9"/>|the_ <text:s text:c="9"/>|0 <text:s text:c="4"/>|33 <text:s text:c="3"/>|00 <text:s text:c="2"/>|00 <text:s text:c="5"/>|8.00 <text:s text:c="3"/>|9.90 <text:s text:c="6"/>|4.85 <text:s/>|2.00 <text:s/>|0.00 <text:s/>|0.30 <text:s text:c="5"/>|</text:p>
      <text:p text:style-name="P1">3 <text:s text:c="2"/>|3 <text:s text:c="6"/>|1 <text:s text:c="6"/>|lazy_ <text:s text:c="8"/>|lazy_ <text:s text:c="8"/>|0 <text:s text:c="4"/>|46 <text:s text:c="3"/>|00 <text:s text:c="2"/>|00 <text:s text:c="5"/>|10.00 <text:s text:c="2"/>|13.80 <text:s text:c="5"/>|4.35 <text:s/>|2.00 <text:s/>|0.00 <text:s/>|0.30 <text:s text:c="5"/>|</text:p>
      <text:p text:style-name="P1">3 <text:s text:c="2"/>|3 <text:s text:c="6"/>|1 <text:s text:c="6"/>|dog_ <text:s text:c="9"/>|dog_ <text:s text:c="9"/>|0 <text:s text:c="4"/>|36 <text:s text:c="3"/>|00 <text:s text:c="2"/>|00 <text:s text:c="5"/>|8.00 <text:s text:c="3"/>|10.80 <text:s text:c="5"/>|4.44 <text:s/>|2.00 <text:s/>|0.00 <text:s/>|0.30 <text:s text:c="5"/>|</text:p>
      <text:p text:style-name="P1">3 <text:s text:c="2"/>|3 <text:s text:c="6"/>|1 <text:s text:c="6"/>|. <text:s text:c="12"/>|. <text:s text:c="12"/>|0 <text:s text:c="4"/>|09 <text:s text:c="3"/>|00 <text:s text:c="2"/>|00 <text:s text:c="5"/>|2.00 <text:s text:c="3"/>|2.70 <text:s text:c="6"/>|4.44 <text:s/>|2.00 <text:s/>|0.00 <text:s/>|0.30 <text:s text:c="5"/>|</text:p>
      <text:p text:style-name="P1">3 <text:s text:c="2"/>|3 <text:s text:c="6"/>|1 <text:s text:c="6"/>|the_ <text:s text:c="9"/>|rhj_ <text:s text:c="9"/>|1 <text:s text:c="4"/>|297 <text:s text:c="2"/>|08 <text:s text:c="2"/>|00 <text:s text:c="5"/>|16.00 <text:s text:c="2"/>|59.40 <text:s text:c="5"/>|0.81 <text:s/>|4.00 <text:s/>|50.00 |0.20 <text:s text:c="5"/>|</text:p>
      <text:p text:style-name="P1">3 <text:s text:c="2"/>|3 <text:s text:c="6"/>|1 <text:s text:c="6"/>|quick_ <text:s text:c="7"/>|rujek_ <text:s text:c="7"/>|1 <text:s text:c="4"/>|97 <text:s text:c="3"/>|01 <text:s text:c="2"/>|00 <text:s text:c="5"/>|13.00 <text:s text:c="2"/>|19.40 <text:s text:c="5"/>|3.71 <text:s/>|2.17 <text:s/>|50.00 |0.20 <text:s text:c="5"/>|</text:p>
      <text:p text:style-name="P1">3 <text:s text:c="2"/>|3 <text:s text:c="6"/>|1 <text:s text:c="6"/>|brown_ <text:s text:c="7"/>|bxown_ <text:s text:c="7"/>|1 <text:s text:c="4"/>|51 <text:s text:c="3"/>|00 <text:s text:c="2"/>|00 <text:s text:c="5"/>|12.00 <text:s text:c="2"/>|10.20 <text:s text:c="5"/>|7.06 <text:s/>|2.00 <text:s/>|16.67 |0.20 <text:s text:c="5"/>|</text:p>
      <text:p text:style-name="P1">3 <text:s text:c="2"/>|3 <text:s text:c="6"/>|1 <text:s text:c="6"/>|fox_ <text:s text:c="9"/>|fox_ <text:s text:c="9"/>|0 <text:s text:c="4"/>|58 <text:s text:c="3"/>|01 <text:s text:c="2"/>|00 <text:s text:c="5"/>|9.00 <text:s text:c="3"/>|11.60 <text:s text:c="5"/>|4.14 <text:s/>|2.25 <text:s/>|0.00 <text:s/>|0.20 <text:s text:c="5"/>|</text:p>
      <text:p text:style-name="P1">3 <text:s text:c="2"/>|3 <text:s text:c="6"/>|1 <text:s text:c="6"/>|jumps_ <text:s text:c="7"/>|jumps_ <text:s text:c="7"/>|0 <text:s text:c="4"/>|79 <text:s text:c="3"/>|01 <text:s text:c="2"/>|00 <text:s text:c="5"/>|13.00 <text:s text:c="2"/>|15.80 <text:s text:c="5"/>|4.56 <text:s/>|2.17 <text:s/>|0.00 <text:s/>|0.20 <text:s text:c="5"/>|</text:p>
      <text:p text:style-name="P1">3 <text:s text:c="2"/>|3 <text:s text:c="6"/>|1 <text:s text:c="6"/>|over_ <text:s text:c="8"/>|over_ <text:s text:c="8"/>|0 <text:s text:c="4"/>|121 <text:s text:c="2"/>|02 <text:s text:c="2"/>|01 <text:s text:c="5"/>|16.00 <text:s text:c="2"/>|24.20 <text:s text:c="5"/>|2.48 <text:s/>|3.20 <text:s/>|0.00 <text:s/>|0.20 <text:s text:c="5"/>|</text:p>
      <text:p text:style-name="P1">3 <text:s text:c="2"/>|3 <text:s text:c="6"/>|1 <text:s text:c="6"/>|the_ <text:s text:c="9"/>|the_ <text:s text:c="9"/>|0 <text:s text:c="4"/>|167 <text:s text:c="2"/>|04 <text:s text:c="2"/>|00 <text:s text:c="5"/>|12.00 <text:s text:c="2"/>|33.40 <text:s text:c="5"/>|1.44 <text:s/>|3.00 <text:s/>|0.00 <text:s/>|0.20 <text:s text:c="5"/>|</text:p>
      <text:p text:style-name="P1">3 <text:s text:c="2"/>|4 <text:s text:c="6"/>|1 <text:s text:c="6"/>|can_ <text:s text:c="9"/>|can_ <text:s text:c="9"/>|0 <text:s text:c="4"/>|29 <text:s text:c="3"/>|00 <text:s text:c="2"/>|00 <text:s text:c="5"/>|8.00 <text:s text:c="3"/>|40.60 <text:s text:c="5"/>|1.18 <text:s/>|2.00 <text:s/>|0.00 <text:s/>|1.40 <text:s text:c="5"/>|</text:p>
      <text:p text:style-name="P1">3 <text:s text:c="2"/>|4 <text:s text:c="6"/>|1 <text:s text:c="6"/>|you_ <text:s text:c="9"/>|you_ <text:s text:c="9"/>|0 <text:s text:c="4"/>|35 <text:s text:c="3"/>|00 <text:s text:c="2"/>|00 <text:s text:c="5"/>|8.00 <text:s text:c="3"/>|49.00 <text:s text:c="5"/>|0.98 <text:s/>|2.00 <text:s/>|0.00 <text:s/>|1.40 <text:s text:c="5"/>|</text:p>
      <text:p text:style-name="P1">3 <text:s text:c="2"/>|4 <text:s text:c="6"/>|1 <text:s text:c="6"/>|get_ <text:s text:c="9"/>|get_ <text:s text:c="9"/>|0 <text:s text:c="4"/>|32 <text:s text:c="3"/>|00 <text:s text:c="2"/>|00 <text:s text:c="5"/>|8.00 <text:s text:c="3"/>|44.80 <text:s text:c="5"/>|1.07 <text:s/>|2.00 <text:s/>|0.00 <text:s/>|1.40 <text:s text:c="5"/>|</text:p>
      <text:p text:style-name="P1">3 <text:s text:c="2"/>|4 <text:s text:c="6"/>|1 <text:s text:c="6"/>|me_ <text:s text:c="10"/>|me_ <text:s text:c="10"/>|0 <text:s text:c="4"/>|23 <text:s text:c="3"/>|00 <text:s text:c="2"/>|00 <text:s text:c="5"/>|6.00 <text:s text:c="3"/>|32.20 <text:s text:c="5"/>|1.12 <text:s/>|2.00 <text:s/>|0.00 <text:s/>|1.40 <text:s text:c="5"/>|</text:p>
      <text:p text:style-name="P1">3 <text:s text:c="2"/>|4 <text:s text:c="6"/>|1 <text:s text:c="6"/>|a_ <text:s text:c="11"/>|a_ <text:s text:c="11"/>|0 <text:s text:c="4"/>|28 <text:s text:c="3"/>|00 <text:s text:c="2"/>|01 <text:s text:c="5"/>|8.00 <text:s text:c="3"/>|39.20 <text:s text:c="5"/>|0.61 <text:s/>|4.00 <text:s/>|0.00 <text:s/>|1.40 <text:s text:c="5"/>|</text:p>
      <text:p text:style-name="P1">3 <text:s text:c="2"/>|4 <text:s text:c="6"/>|1 <text:s text:c="6"/>|blanket_ <text:s text:c="5"/>|blanket_ <text:s text:c="5"/>|0 <text:s text:c="4"/>|74 <text:s text:c="3"/>|00 <text:s text:c="2"/>|00 <text:s text:c="5"/>|16.00 <text:s text:c="2"/>|103.60 <text:s text:c="4"/>|0.93 <text:s/>|2.00 <text:s/>|0.00 <text:s/>|1.40 <text:s text:c="5"/>|</text:p>
      <text:p text:style-name="P1">3 <text:s text:c="2"/>|4 <text:s text:c="6"/>|1 <text:s text:c="6"/>|please_ <text:s text:c="6"/>|please_ <text:s text:c="6"/>|0 <text:s text:c="4"/>|50 <text:s text:c="3"/>|00 <text:s text:c="2"/>|00 <text:s text:c="5"/>|14.00 <text:s text:c="2"/>|70.00 <text:s text:c="5"/>|1.20 <text:s/>|2.00 <text:s/>|0.00 <text:s/>|1.40 <text:s text:c="5"/>|</text:p>
      <text:p text:style-name="P1">3 <text:s text:c="2"/>|4 <text:s text:c="6"/>|1 <text:s text:c="6"/>|. <text:s text:c="12"/>|. <text:s text:c="12"/>|0 <text:s text:c="4"/>|09 <text:s text:c="3"/>|00 <text:s text:c="2"/>|00 <text:s text:c="5"/>|2.00 <text:s text:c="3"/>|12.60 <text:s text:c="5"/>|0.95 <text:s/>|2.00 <text:s/>|0.00 <text:s/>|1.40 <text:s text:c="5"/>|</text:p>
      <text:p text:style-name="P1">3 <text:s text:c="2"/>|4 <text:s text:c="6"/>|1 <text:s text:c="6"/>|good_ <text:s text:c="8"/>|good_ <text:s text:c="8"/>|0 <text:s text:c="4"/>|36 <text:s text:c="3"/>|00 <text:s text:c="2"/>|00 <text:s text:c="5"/>|10.00 <text:s text:c="2"/>|50.40 <text:s text:c="5"/>|1.19 <text:s/>|2.00 <text:s/>|0.00 <text:s/>|1.40 <text:s text:c="5"/>|</text:p>
      <text:p text:style-name="P1">3 <text:s text:c="2"/>|4 <text:s text:c="6"/>|1 <text:s text:c="6"/>|luck_ <text:s text:c="8"/>|luck_ <text:s text:c="8"/>|0 <text:s text:c="4"/>|45 <text:s text:c="3"/>|00 <text:s text:c="2"/>|00 <text:s text:c="5"/>|11.00 <text:s text:c="2"/>|63.00 <text:s text:c="5"/>|0.95 <text:s/>|2.20 <text:s/>|0.00 <text:s/>|1.40 <text:s text:c="5"/>|</text:p>
      <text:p text:style-name="P1">3 <text:s text:c="2"/>|4 <text:s text:c="6"/>|1 <text:s text:c="6"/>|. <text:s text:c="12"/>|. <text:s text:c="12"/>|0 <text:s text:c="4"/>|09 <text:s text:c="3"/>|00 <text:s text:c="2"/>|00 <text:s text:c="5"/>|2.00 <text:s text:c="3"/>|12.60 <text:s text:c="5"/>|0.95 <text:s/>|2.00 <text:s/>|0.00 <text:s/>|1.40 <text:s text:c="5"/>|</text:p>
      <text:p text:style-name="P1">3 <text:s text:c="2"/>|4 <text:s text:c="6"/>|2 <text:s text:c="6"/>|you_ <text:s text:c="9"/>|you_ <text:s text:c="9"/>|0 <text:s text:c="4"/>|35 <text:s text:c="3"/>|00 <text:s text:c="2"/>|00 <text:s text:c="5"/>|8.00 <text:s text:c="3"/>|73.50 <text:s text:c="5"/>|0.65 <text:s/>|2.00 <text:s/>|0.00 <text:s/>|2.10 <text:s text:c="5"/>|</text:p>
      <text:p text:style-name="P1">3 <text:s text:c="2"/>|4 <text:s text:c="6"/>|2 <text:s text:c="6"/>|know_ <text:s text:c="8"/>|knowba_ <text:s text:c="6"/>|1 <text:s text:c="4"/>|109 <text:s text:c="2"/>|01 <text:s text:c="2"/>|01 <text:s text:c="5"/>|19.00 <text:s text:c="2"/>|228.90 <text:s text:c="4"/>|0.37 <text:s/>|3.80 <text:s/>|40.00 |2.10 <text:s text:c="5"/>|</text:p>
      <text:p text:style-name="P1">3 <text:s text:c="2"/>|4 <text:s text:c="6"/>|2 <text:s text:c="6"/>|this_ <text:s text:c="8"/>|this_ <text:s text:c="8"/>|0 <text:s text:c="4"/>|57 <text:s text:c="3"/>|00 <text:s text:c="2"/>|00 <text:s text:c="5"/>|10.00 <text:s text:c="2"/>|119.70 <text:s text:c="4"/>|0.50 <text:s/>|2.00 <text:s/>|0.00 <text:s/>|2.10 <text:s text:c="5"/>|</text:p>
      <text:p text:style-name="P1">3 <text:s text:c="2"/>|4 <text:s text:c="6"/>|2 <text:s text:c="6"/>|is_ <text:s text:c="10"/>|is_ <text:s text:c="10"/>|0 <text:s text:c="4"/>|25 <text:s text:c="3"/>|00 <text:s text:c="2"/>|00 <text:s text:c="5"/>|6.00 <text:s text:c="3"/>|52.50 <text:s text:c="5"/>|0.69 <text:s/>|2.00 <text:s/>|0.00 <text:s/>|2.10 <text:s text:c="5"/>|</text:p>
      <text:p text:style-name="P1">3 <text:s text:c="2"/>|4 <text:s text:c="6"/>|2 <text:s text:c="6"/>|not_ <text:s text:c="9"/>|not_ <text:s text:c="9"/>|0 <text:s text:c="4"/>|38 <text:s text:c="3"/>|00 <text:s text:c="2"/>|00 <text:s text:c="5"/>|8.00 <text:s text:c="3"/>|79.80 <text:s text:c="5"/>|0.60 <text:s/>|2.00 <text:s/>|0.00 <text:s/>|2.10 <text:s text:c="5"/>|</text:p>
      <text:p text:style-name="P1">3 <text:s text:c="2"/>|4 <text:s text:c="6"/>|2 <text:s text:c="6"/>|the_ <text:s text:c="9"/>|the_ <text:s text:c="9"/>|0 <text:s text:c="4"/>|46 <text:s text:c="3"/>|00 <text:s text:c="2"/>|00 <text:s text:c="5"/>|8.00 <text:s text:c="3"/>|96.60 <text:s text:c="5"/>|0.50 <text:s/>|2.00 <text:s/>|0.00 <text:s/>|2.10 <text:s text:c="5"/>|</text:p>
      <text:p text:style-name="P1">3 <text:s text:c="2"/>|4 <text:s text:c="6"/>|2 <text:s text:c="6"/>|first_ <text:s text:c="7"/>|first_ <text:s text:c="7"/>|0 <text:s text:c="4"/>|72 <text:s text:c="3"/>|00 <text:s text:c="2"/>|00 <text:s text:c="5"/>|12.00 <text:s text:c="2"/>|151.20 <text:s text:c="4"/>|0.48 <text:s/>|2.00 <text:s/>|0.00 <text:s/>|2.10 <text:s text:c="5"/>|</text:p>
      <text:p text:style-name="P1">Total clicks noisy session 4, subsession 2: 7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08T21:49:57</meta:creation-date>
    <dc:date>2013-04-05T16:30:50</dc:date>
    <meta:editing-duration>PT10H15M51S</meta:editing-duration>
    <meta:editing-cycles>29</meta:editing-cycles>
    <meta:generator>OpenOffice.org/3.2$Unix OpenOffice.org_project/320m12$Build-9483</meta:generator>
    <meta:document-statistic meta:table-count="0" meta:image-count="0" meta:object-count="0" meta:page-count="3" meta:paragraph-count="220" meta:word-count="3487" meta:character-count="29829"/>
  </office:meta>
</office:document-meta>
</file>